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erif2" svg:font-family="'Liberation Serif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cc00"/>
    </style:style>
    <style:style style:name="gr2" style:family="graphic" style:parent-style-name="standard">
      <style:graphic-properties draw:stroke="none" draw:fill="solid" draw:fill-color="#b2b2b2"/>
    </style:style>
    <style:style style:name="gr3" style:family="graphic" style:parent-style-name="standard">
      <style:graphic-properties draw:stroke="none" draw:fill="solid" draw:fill-color="#99ff99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3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.21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73cm" fo:padding-top="0cm" fo:padding-bottom="0cm" fo:padding-left="0cm" fo:padding-right="0cm"/>
    </style:style>
    <style:style style:name="P1" style:family="paragraph">
      <loext:graphic-properties draw:fill="solid" draw:fill-color="#ffcc00"/>
    </style:style>
    <style:style style:name="P2" style:family="paragraph">
      <loext:graphic-properties draw:fill="solid" draw:fill-color="#b2b2b2"/>
    </style:style>
    <style:style style:name="P3" style:family="paragraph">
      <loext:graphic-properties draw:fill="solid" draw:fill-color="#99ff99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8.5pt" style:font-size-asian="8.5pt" style:font-size-complex="8.5pt"/>
    </style:style>
    <style:style style:name="P7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Liberation Serif2" fo:font-size="8.5pt" fo:font-weight="bold" style:font-size-asian="8.5pt" style:font-name-complex="Liberation Serif2" style:font-size-complex="8.5pt" style:font-weight-complex="bold" style:text-scale="78%"/>
    </style:style>
    <style:style style:name="T2" style:family="text">
      <style:text-properties fo:color="#000000" style:font-name="Liberation Serif2" fo:font-size="7.80000019073486pt" fo:font-weight="bold" style:font-size-asian="7.80000019073486pt" style:font-name-complex="Liberation Serif2" style:font-size-complex="7.80000019073486pt" style:font-weight-complex="bold" style:text-scale="78%"/>
    </style:style>
    <style:style style:name="T3" style:family="text">
      <style:text-properties fo:color="#000000" style:font-name="Liberation Serif2" fo:font-size="8.5pt" style:font-size-asian="8.5pt" style:font-name-complex="Liberation Serif2" style:font-size-complex="8.5pt" style:text-scale="78%"/>
    </style:style>
    <style:style style:name="T4" style:family="text">
      <style:text-properties fo:color="#000000" style:font-name="DejaVu Sans1" fo:font-size="10pt" style:font-size-asian="10pt" style:font-name-complex="DejaVu Sans1" style:font-size-complex="10pt" style:text-scale="78%"/>
    </style:style>
    <style:style style:name="T5" style:family="text">
      <style:text-properties fo:color="#000000" style:font-name="Liberation Serif2" fo:font-size="10pt" style:font-size-asian="10pt" style:font-name-complex="Liberation Serif2" style:font-size-complex="10pt" style:text-scale="7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046cm" svg:height="0.378cm" svg:x="5.82cm" svg:y="4.737cm" svg:viewBox="0 0 2047 379" draw:points="0,379 2047,379 2047,0 0,0">
          <text:p/>
        </draw:polygon>
        <draw:polygon draw:style-name="gr2" draw:text-style-name="P2" draw:layer="layout" svg:width="20.581cm" svg:height="0.378cm" svg:x="0.476cm" svg:y="7.63cm" svg:viewBox="0 0 20582 379" draw:points="0,379 20582,379 20582,0 0,0">
          <text:p/>
        </draw:polygon>
        <draw:polygon draw:style-name="gr1" draw:text-style-name="P1" draw:layer="layout" svg:width="2.442cm" svg:height="0.377cm" svg:x="7.866cm" svg:y="8.008cm" svg:viewBox="0 0 2443 378" draw:points="0,378 2443,378 2443,0 0,0">
          <text:p/>
        </draw:polygon>
        <draw:polygon draw:style-name="gr2" draw:text-style-name="P2" draw:layer="layout" svg:width="20.581cm" svg:height="0.378cm" svg:x="0.476cm" svg:y="10.854cm" svg:viewBox="0 0 20582 379" draw:points="0,379 20582,379 20582,0 0,0">
          <text:p/>
        </draw:polygon>
        <draw:polygon draw:style-name="gr3" draw:text-style-name="P3" draw:layer="layout" svg:width="2.251cm" svg:height="0.352cm" svg:x="18.806cm" svg:y="11.631cm" svg:viewBox="0 0 2252 353" draw:points="0,353 2252,353 2252,0 0,0">
          <text:p/>
        </draw:polygon>
        <draw:polygon draw:style-name="gr2" draw:text-style-name="P2" draw:layer="layout" svg:width="20.581cm" svg:height="0.377cm" svg:x="0.476cm" svg:y="15.229cm" svg:viewBox="0 0 20582 378" draw:points="0,378 20582,378 20582,0 0,0">
          <text:p/>
        </draw:polygon>
        <draw:polygon draw:style-name="gr3" draw:text-style-name="P3" draw:layer="layout" svg:width="2.339cm" svg:height="0.353cm" svg:x="16.471cm" svg:y="15.984cm" svg:viewBox="0 0 2340 354" draw:points="0,354 2340,354 2340,0 0,0">
          <text:p/>
        </draw:polygon>
        <draw:polygon draw:style-name="gr2" draw:text-style-name="P2" draw:layer="layout" svg:width="20.581cm" svg:height="0.377cm" svg:x="0.476cm" svg:y="19.251cm" svg:viewBox="0 0 20582 378" draw:points="0,378 20582,378 20582,0 0,0">
          <text:p/>
        </draw:polygon>
        <draw:polygon draw:style-name="gr3" draw:text-style-name="P3" draw:layer="layout" svg:width="2.321cm" svg:height="0.353cm" svg:x="14.146cm" svg:y="20.002cm" svg:viewBox="0 0 2322 354" draw:points="0,354 2322,354 2322,0 0,0">
          <text:p/>
        </draw:polygon>
        <draw:polygon draw:style-name="gr1" draw:text-style-name="P1" draw:layer="layout" svg:width="1.912cm" svg:height="0.352cm" svg:x="3.908cm" svg:y="20.708cm" svg:viewBox="0 0 1913 353" draw:points="0,353 1913,353 1913,0 0,0">
          <text:p/>
        </draw:polygon>
        <draw:polygon draw:style-name="gr3" draw:text-style-name="P3" draw:layer="layout" svg:width="3.884cm" svg:height="0.403cm" svg:x="1.936cm" svg:y="22.965cm" svg:viewBox="0 0 3885 404" draw:points="0,404 3885,404 3885,0 0,0">
          <text:p/>
        </draw:polygon>
        <draw:polygon draw:style-name="gr1" draw:text-style-name="P1" draw:layer="layout" svg:width="5.93cm" svg:height="0.43cm" svg:x="1.936cm" svg:y="23.368cm" svg:viewBox="0 0 5931 431" draw:points="0,431 5931,431 5931,0 0,0">
          <text:p/>
        </draw:polygon>
        <draw:polygon draw:style-name="gr1" draw:text-style-name="P1" draw:layer="layout" svg:width="3.958cm" svg:height="0.378cm" svg:x="3.908cm" svg:y="23.794cm" svg:viewBox="0 0 3959 379" draw:points="0,379 3959,379 3959,0 0,0">
          <text:p/>
        </draw:polygon>
        <draw:polygon draw:style-name="gr4" draw:text-style-name="P4" draw:layer="layout" svg:width="20.602cm" svg:height="0.021cm" svg:x="0.469cm" svg:y="4.021cm" svg:viewBox="0 0 20603 22" draw:points="0,0 7,12 14,22 20585,22 20596,12 20603,0">
          <text:p/>
        </draw:polygon>
        <draw:polygon draw:style-name="gr4" draw:text-style-name="P4" draw:layer="layout" svg:width="20.588cm" svg:height="0.021cm" svg:x="0.476cm" svg:y="4.737cm" svg:viewBox="0 0 20589 22" draw:points="7,0 0,11 7,22 20578,22 20589,11 20578,0">
          <text:p/>
        </draw:polygon>
        <draw:polygon draw:style-name="gr4" draw:text-style-name="P4" draw:layer="layout" svg:width="11.243cm" svg:height="0.017cm" svg:x="1.104cm" svg:y="5.115cm" svg:viewBox="0 0 11244 18" draw:points="7,0 0,10 7,18 11237,18 11244,10 11237,0">
          <text:p/>
        </draw:polygon>
        <draw:polygon draw:style-name="gr4" draw:text-style-name="P4" draw:layer="layout" svg:width="8.717cm" svg:height="0.017cm" svg:x="12.347cm" svg:y="5.115cm" svg:viewBox="0 0 8718 18" draw:points="10,0 0,10 10,18 8707,18 8718,10 8707,0">
          <text:p/>
        </draw:polygon>
        <draw:polygon draw:style-name="gr4" draw:text-style-name="P4" draw:layer="layout" svg:width="11.243cm" svg:height="0.021cm" svg:x="1.104cm" svg:y="5.471cm" svg:viewBox="0 0 11244 22" draw:points="7,0 0,11 7,22 11237,22 11244,11 11237,0">
          <text:p/>
        </draw:polygon>
        <draw:polygon draw:style-name="gr4" draw:text-style-name="P4" draw:layer="layout" svg:width="8.717cm" svg:height="0.021cm" svg:x="12.347cm" svg:y="5.471cm" svg:viewBox="0 0 8718 22" draw:points="10,0 0,11 10,22 8707,22 8718,11 8707,0">
          <text:p/>
        </draw:polygon>
        <draw:polygon draw:style-name="gr4" draw:text-style-name="P4" draw:layer="layout" svg:width="11.243cm" svg:height="0.018cm" svg:x="1.104cm" svg:y="5.831cm" svg:viewBox="0 0 11244 19" draw:points="7,0 0,7 7,19 11237,19 11244,7 11237,0">
          <text:p/>
        </draw:polygon>
        <draw:polygon draw:style-name="gr4" draw:text-style-name="P4" draw:layer="layout" svg:width="8.724cm" svg:height="0.018cm" svg:x="12.34cm" svg:y="5.831cm" svg:viewBox="0 0 8725 19" draw:points="17,0 7,7 0,19 8714,19 8725,7 8714,0">
          <text:p/>
        </draw:polygon>
        <draw:polygon draw:style-name="gr4" draw:text-style-name="P4" draw:layer="layout" svg:width="11.243cm" svg:height="0.021cm" svg:x="1.104cm" svg:y="6.187cm" svg:viewBox="0 0 11244 22" draw:points="7,0 0,11 7,22 11237,22 11244,11 11237,0">
          <text:p/>
        </draw:polygon>
        <draw:polygon draw:style-name="gr4" draw:text-style-name="P4" draw:layer="layout" svg:width="8.724cm" svg:height="0.021cm" svg:x="12.34cm" svg:y="6.187cm" svg:viewBox="0 0 8725 22" draw:points="0,0 7,11 17,22 8714,22 8725,11 8714,0">
          <text:p/>
        </draw:polygon>
        <draw:polygon draw:style-name="gr4" draw:text-style-name="P4" draw:layer="layout" svg:width="11.243cm" svg:height="0.021cm" svg:x="1.104cm" svg:y="6.526cm" svg:viewBox="0 0 11244 22" draw:points="7,0 0,10 7,22 11237,22 11244,10 11237,0">
          <text:p/>
        </draw:polygon>
        <draw:polygon draw:style-name="gr4" draw:text-style-name="P4" draw:layer="layout" svg:width="8.717cm" svg:height="0.021cm" svg:x="12.347cm" svg:y="6.526cm" svg:viewBox="0 0 8718 22" draw:points="10,0 0,10 10,22 8707,22 8718,10 8707,0">
          <text:p/>
        </draw:polygon>
        <draw:polygon draw:style-name="gr4" draw:text-style-name="P4" draw:layer="layout" svg:width="11.243cm" svg:height="0.017cm" svg:x="1.104cm" svg:y="6.886cm" svg:viewBox="0 0 11244 18" draw:points="7,0 0,7 7,18 11237,18 11244,7 11237,0">
          <text:p/>
        </draw:polygon>
        <draw:polygon draw:style-name="gr4" draw:text-style-name="P4" draw:layer="layout" svg:width="8.717cm" svg:height="0.017cm" svg:x="12.347cm" svg:y="6.886cm" svg:viewBox="0 0 8718 18" draw:points="10,0 0,7 10,18 8707,18 8718,7 8707,0">
          <text:p/>
        </draw:polygon>
        <draw:polygon draw:style-name="gr4" draw:text-style-name="P4" draw:layer="layout" svg:width="11.243cm" svg:height="0.021cm" svg:x="1.104cm" svg:y="7.26cm" svg:viewBox="0 0 11244 22" draw:points="7,0 0,10 7,22 11237,22 11244,10 11237,0">
          <text:p/>
        </draw:polygon>
        <draw:polygon draw:style-name="gr4" draw:text-style-name="P4" draw:layer="layout" svg:width="8.717cm" svg:height="0.021cm" svg:x="12.347cm" svg:y="7.26cm" svg:viewBox="0 0 8718 22" draw:points="10,0 0,10 10,22 8707,22 8718,10 8707,0">
          <text:p/>
        </draw:polygon>
        <draw:polygon draw:style-name="gr4" draw:text-style-name="P4" draw:layer="layout" svg:width="20.588cm" svg:height="0.021cm" svg:x="0.476cm" svg:y="7.637cm" svg:viewBox="0 0 20589 22" draw:points="7,0 0,11 7,22 20578,22 20589,11 20578,0">
          <text:p/>
        </draw:polygon>
        <draw:polygon draw:style-name="gr4" draw:text-style-name="P4" draw:layer="layout" svg:width="20.595cm" svg:height="0.021cm" svg:x="0.476cm" svg:y="8.015cm" svg:viewBox="0 0 20596 22" draw:points="7,0 0,10 7,22 20596,22 20589,10 20578,0">
          <text:p/>
        </draw:polygon>
        <draw:polygon draw:style-name="gr4" draw:text-style-name="P4" draw:layer="layout" svg:width="11.243cm" svg:height="0.018cm" svg:x="1.104cm" svg:y="8.392cm" svg:viewBox="0 0 11244 19" draw:points="7,0 0,11 7,19 11237,19 11244,11 11237,0">
          <text:p/>
        </draw:polygon>
        <draw:polygon draw:style-name="gr4" draw:text-style-name="P4" draw:layer="layout" svg:width="8.724cm" svg:height="0.018cm" svg:x="12.347cm" svg:y="8.392cm" svg:viewBox="0 0 8725 19" draw:points="10,0 0,11 10,19 8707,19 8718,11 8725,0">
          <text:p/>
        </draw:polygon>
        <draw:polygon draw:style-name="gr4" draw:text-style-name="P4" draw:layer="layout" svg:width="11.243cm" svg:height="0.022cm" svg:x="1.104cm" svg:y="8.748cm" svg:viewBox="0 0 11244 23" draw:points="7,0 0,11 7,23 11237,23 11244,11 11237,0">
          <text:p/>
        </draw:polygon>
        <draw:polygon draw:style-name="gr4" draw:text-style-name="P4" draw:layer="layout" svg:width="8.717cm" svg:height="0.022cm" svg:x="12.347cm" svg:y="8.748cm" svg:viewBox="0 0 8718 23" draw:points="10,0 0,11 10,23 8707,23 8718,11 8707,0">
          <text:p/>
        </draw:polygon>
        <draw:polygon draw:style-name="gr4" draw:text-style-name="P4" draw:layer="layout" svg:width="11.243cm" svg:height="0.021cm" svg:x="1.104cm" svg:y="9.105cm" svg:viewBox="0 0 11244 22" draw:points="7,0 0,10 7,22 11237,22 11244,10 11237,0">
          <text:p/>
        </draw:polygon>
        <draw:polygon draw:style-name="gr4" draw:text-style-name="P4" draw:layer="layout" svg:width="8.717cm" svg:height="0.021cm" svg:x="12.347cm" svg:y="9.105cm" svg:viewBox="0 0 8718 22" draw:points="10,0 0,10 10,22 8707,22 8718,10 8707,0">
          <text:p/>
        </draw:polygon>
        <draw:polygon draw:style-name="gr4" draw:text-style-name="P4" draw:layer="layout" svg:width="11.243cm" svg:height="0.018cm" svg:x="1.104cm" svg:y="9.447cm" svg:viewBox="0 0 11244 19" draw:points="7,0 0,7 7,19 11237,19 11244,7 11237,0">
          <text:p/>
        </draw:polygon>
        <draw:polygon draw:style-name="gr4" draw:text-style-name="P4" draw:layer="layout" svg:width="8.717cm" svg:height="0.018cm" svg:x="12.347cm" svg:y="9.447cm" svg:viewBox="0 0 8718 19" draw:points="10,0 0,7 10,19 8707,19 8718,7 8707,0">
          <text:p/>
        </draw:polygon>
        <draw:polygon draw:style-name="gr4" draw:text-style-name="P4" draw:layer="layout" svg:width="11.243cm" svg:height="0.021cm" svg:x="1.104cm" svg:y="9.803cm" svg:viewBox="0 0 11244 22" draw:points="7,0 0,11 7,22 11237,22 11244,11 11237,0">
          <text:p/>
        </draw:polygon>
        <draw:polygon draw:style-name="gr4" draw:text-style-name="P4" draw:layer="layout" svg:width="8.717cm" svg:height="0.021cm" svg:x="12.347cm" svg:y="9.803cm" svg:viewBox="0 0 8718 22" draw:points="10,0 0,11 10,22 8707,22 8718,11 8707,0">
          <text:p/>
        </draw:polygon>
        <draw:polygon draw:style-name="gr4" draw:text-style-name="P4" draw:layer="layout" svg:width="11.243cm" svg:height="0.021cm" svg:x="1.104cm" svg:y="10.16cm" svg:viewBox="0 0 11244 22" draw:points="7,0 0,10 7,22 11237,22 11244,10 11237,0">
          <text:p/>
        </draw:polygon>
        <draw:polygon draw:style-name="gr4" draw:text-style-name="P4" draw:layer="layout" svg:width="8.717cm" svg:height="0.021cm" svg:x="12.347cm" svg:y="10.16cm" svg:viewBox="0 0 8718 22" draw:points="10,0 0,10 10,22 8707,22 8718,10 8707,0">
          <text:p/>
        </draw:polygon>
        <draw:polygon draw:style-name="gr4" draw:text-style-name="P4" draw:layer="layout" svg:width="11.243cm" svg:height="0.017cm" svg:x="1.104cm" svg:y="10.502cm" svg:viewBox="0 0 11244 18" draw:points="7,0 0,7 7,18 11237,18 11244,7 11237,0">
          <text:p/>
        </draw:polygon>
        <draw:polygon draw:style-name="gr4" draw:text-style-name="P4" draw:layer="layout" svg:width="8.717cm" svg:height="0.017cm" svg:x="12.347cm" svg:y="10.502cm" svg:viewBox="0 0 8718 18" draw:points="10,0 0,7 10,18 8707,18 8718,7 8707,0">
          <text:p/>
        </draw:polygon>
        <draw:polygon draw:style-name="gr4" draw:text-style-name="P4" draw:layer="layout" svg:width="20.588cm" svg:height="0.021cm" svg:x="0.476cm" svg:y="10.858cm" svg:viewBox="0 0 20589 22" draw:points="7,0 0,12 7,22 20578,22 20589,12 20578,0">
          <text:p/>
        </draw:polygon>
        <draw:polygon draw:style-name="gr4" draw:text-style-name="P4" draw:layer="layout" svg:width="20.588cm" svg:height="0.018cm" svg:x="0.476cm" svg:y="11.235cm" svg:viewBox="0 0 20589 19" draw:points="7,0 0,12 7,19 20578,19 20589,12 20578,0">
          <text:p/>
        </draw:polygon>
        <draw:polygon draw:style-name="gr4" draw:text-style-name="P4" draw:layer="layout" svg:width="11.243cm" svg:height="0.021cm" svg:x="1.104cm" svg:y="11.631cm" svg:viewBox="0 0 11244 22" draw:points="7,0 0,10 7,22 11237,22 11244,10 11237,0">
          <text:p/>
        </draw:polygon>
        <draw:polygon draw:style-name="gr4" draw:text-style-name="P4" draw:layer="layout" svg:width="8.717cm" svg:height="0.021cm" svg:x="12.347cm" svg:y="11.631cm" svg:viewBox="0 0 8718 22" draw:points="10,0 0,10 10,22 8707,22 8718,10 8707,0">
          <text:p/>
        </draw:polygon>
        <draw:polygon draw:style-name="gr4" draw:text-style-name="P4" draw:layer="layout" svg:width="11.243cm" svg:height="0.021cm" svg:x="1.104cm" svg:y="11.987cm" svg:viewBox="0 0 11244 22" draw:points="7,0 0,10 7,22 11237,22 11244,10 11237,0">
          <text:p/>
        </draw:polygon>
        <draw:polygon draw:style-name="gr4" draw:text-style-name="P4" draw:layer="layout" svg:width="8.717cm" svg:height="0.021cm" svg:x="12.347cm" svg:y="11.987cm" svg:viewBox="0 0 8718 22" draw:points="10,0 0,10 10,22 8707,22 8718,10 8707,0">
          <text:p/>
        </draw:polygon>
        <draw:polygon draw:style-name="gr4" draw:text-style-name="P4" draw:layer="layout" svg:width="11.243cm" svg:height="0.017cm" svg:x="1.104cm" svg:y="12.347cm" svg:viewBox="0 0 11244 18" draw:points="7,0 0,11 7,18 11237,18 11244,11 11237,0">
          <text:p/>
        </draw:polygon>
        <draw:polygon draw:style-name="gr4" draw:text-style-name="P4" draw:layer="layout" svg:width="8.717cm" svg:height="0.017cm" svg:x="12.347cm" svg:y="12.347cm" svg:viewBox="0 0 8718 18" draw:points="10,0 0,11 10,18 8707,18 8718,11 8707,0">
          <text:p/>
        </draw:polygon>
        <draw:polygon draw:style-name="gr4" draw:text-style-name="P4" draw:layer="layout" svg:width="11.243cm" svg:height="0.021cm" svg:x="1.104cm" svg:y="12.703cm" svg:viewBox="0 0 11244 22" draw:points="7,0 0,11 7,22 11237,22 11244,11 11237,0">
          <text:p/>
        </draw:polygon>
        <draw:polygon draw:style-name="gr4" draw:text-style-name="P4" draw:layer="layout" svg:width="8.717cm" svg:height="0.021cm" svg:x="12.347cm" svg:y="12.703cm" svg:viewBox="0 0 8718 22" draw:points="10,0 0,11 10,22 8707,22 8718,11 8707,0">
          <text:p/>
        </draw:polygon>
        <draw:polygon draw:style-name="gr4" draw:text-style-name="P4" draw:layer="layout" svg:width="11.243cm" svg:height="0.021cm" svg:x="1.104cm" svg:y="13.098cm" svg:viewBox="0 0 11244 22" draw:points="7,0 0,11 7,22 11237,22 11244,11 11237,0">
          <text:p/>
        </draw:polygon>
        <draw:polygon draw:style-name="gr4" draw:text-style-name="P4" draw:layer="layout" svg:width="8.717cm" svg:height="0.021cm" svg:x="12.347cm" svg:y="13.098cm" svg:viewBox="0 0 8718 22" draw:points="10,0 0,11 10,22 8707,22 8718,11 8707,0">
          <text:p/>
        </draw:polygon>
        <draw:polygon draw:style-name="gr4" draw:text-style-name="P4" draw:layer="layout" svg:width="11.243cm" svg:height="0.018cm" svg:x="1.104cm" svg:y="13.458cm" svg:viewBox="0 0 11244 19" draw:points="7,0 0,7 7,19 11237,19 11244,7 11237,0">
          <text:p/>
        </draw:polygon>
        <draw:polygon draw:style-name="gr4" draw:text-style-name="P4" draw:layer="layout" svg:width="8.717cm" svg:height="0.018cm" svg:x="12.347cm" svg:y="13.458cm" svg:viewBox="0 0 8718 19" draw:points="10,0 0,7 10,19 8707,19 8718,7 8707,0">
          <text:p/>
        </draw:polygon>
        <draw:polygon draw:style-name="gr4" draw:text-style-name="P4" draw:layer="layout" svg:width="11.243cm" svg:height="0.017cm" svg:x="1.104cm" svg:y="13.797cm" svg:viewBox="0 0 11244 18" draw:points="7,0 0,10 7,18 11237,18 11244,10 11237,0">
          <text:p/>
        </draw:polygon>
        <draw:polygon draw:style-name="gr4" draw:text-style-name="P4" draw:layer="layout" svg:width="8.717cm" svg:height="0.017cm" svg:x="12.347cm" svg:y="13.797cm" svg:viewBox="0 0 8718 18" draw:points="10,0 0,10 10,18 8707,18 8718,10 8707,0">
          <text:p/>
        </draw:polygon>
        <draw:polygon draw:style-name="gr4" draw:text-style-name="P4" draw:layer="layout" svg:width="11.243cm" svg:height="0.021cm" svg:x="1.104cm" svg:y="14.153cm" svg:viewBox="0 0 11244 22" draw:points="7,0 0,11 7,22 11237,22 11244,11 11237,0">
          <text:p/>
        </draw:polygon>
        <draw:polygon draw:style-name="gr4" draw:text-style-name="P4" draw:layer="layout" svg:width="8.717cm" svg:height="0.021cm" svg:x="12.347cm" svg:y="14.153cm" svg:viewBox="0 0 8718 22" draw:points="10,0 0,11 10,22 8707,22 8718,11 8707,0">
          <text:p/>
        </draw:polygon>
        <draw:polygon draw:style-name="gr4" draw:text-style-name="P4" draw:layer="layout" svg:width="11.243cm" svg:height="0.017cm" svg:x="1.104cm" svg:y="14.513cm" svg:viewBox="0 0 11244 18" draw:points="7,0 0,7 7,18 11237,18 11244,7 11237,0">
          <text:p/>
        </draw:polygon>
        <draw:polygon draw:style-name="gr4" draw:text-style-name="P4" draw:layer="layout" svg:width="8.717cm" svg:height="0.017cm" svg:x="12.347cm" svg:y="14.513cm" svg:viewBox="0 0 8718 18" draw:points="10,0 0,7 10,18 8707,18 8718,7 8707,0">
          <text:p/>
        </draw:polygon>
        <draw:polygon draw:style-name="gr4" draw:text-style-name="P4" draw:layer="layout" svg:width="11.243cm" svg:height="0.021cm" svg:x="1.104cm" svg:y="14.869cm" svg:viewBox="0 0 11244 22" draw:points="7,0 0,12 7,22 11237,22 11244,12 11237,0">
          <text:p/>
        </draw:polygon>
        <draw:polygon draw:style-name="gr4" draw:text-style-name="P4" draw:layer="layout" svg:width="8.717cm" svg:height="0.021cm" svg:x="12.347cm" svg:y="14.869cm" svg:viewBox="0 0 8718 22" draw:points="10,0 0,12 10,22 8707,22 8718,12 8707,0">
          <text:p/>
        </draw:polygon>
        <draw:polygon draw:style-name="gr4" draw:text-style-name="P4" draw:layer="layout" svg:width="20.588cm" svg:height="0.021cm" svg:x="0.476cm" svg:y="15.247cm" svg:viewBox="0 0 20589 22" draw:points="7,0 0,11 7,22 20578,22 20589,11 20578,0">
          <text:p/>
        </draw:polygon>
        <draw:polygon draw:style-name="gr4" draw:text-style-name="P4" draw:layer="layout" svg:width="20.588cm" svg:height="0.018cm" svg:x="0.476cm" svg:y="15.624cm" svg:viewBox="0 0 20589 19" draw:points="7,0 0,7 7,19 20578,19 20589,7 20578,0">
          <text:p/>
        </draw:polygon>
        <draw:polygon draw:style-name="gr4" draw:text-style-name="P4" draw:layer="layout" svg:width="11.243cm" svg:height="0.021cm" svg:x="1.104cm" svg:y="15.998cm" svg:viewBox="0 0 11244 22" draw:points="7,0 0,11 7,22 11237,22 11244,11 11237,0">
          <text:p/>
        </draw:polygon>
        <draw:polygon draw:style-name="gr4" draw:text-style-name="P4" draw:layer="layout" svg:width="8.724cm" svg:height="0.021cm" svg:x="12.347cm" svg:y="15.998cm" svg:viewBox="0 0 8725 22" draw:points="10,0 0,11 10,22 8725,22 8718,11 8707,0">
          <text:p/>
        </draw:polygon>
        <draw:polygon draw:style-name="gr4" draw:text-style-name="P4" draw:layer="layout" svg:width="11.243cm" svg:height="0.021cm" svg:x="1.104cm" svg:y="16.337cm" svg:viewBox="0 0 11244 22" draw:points="7,0 0,10 7,22 11237,22 11244,10 11237,0">
          <text:p/>
        </draw:polygon>
        <draw:polygon draw:style-name="gr4" draw:text-style-name="P4" draw:layer="layout" svg:width="8.724cm" svg:height="0.021cm" svg:x="12.347cm" svg:y="16.337cm" svg:viewBox="0 0 8725 22" draw:points="10,0 0,10 10,22 8707,22 8718,10 8725,0">
          <text:p/>
        </draw:polygon>
        <draw:polygon draw:style-name="gr4" draw:text-style-name="P4" draw:layer="layout" svg:width="11.243cm" svg:height="0.018cm" svg:x="1.104cm" svg:y="16.696cm" svg:viewBox="0 0 11244 19" draw:points="7,0 0,12 7,19 11237,19 11244,12 11237,0">
          <text:p/>
        </draw:polygon>
        <draw:polygon draw:style-name="gr4" draw:text-style-name="P4" draw:layer="layout" svg:width="8.717cm" svg:height="0.018cm" svg:x="12.347cm" svg:y="16.696cm" svg:viewBox="0 0 8718 19" draw:points="10,0 0,12 10,19 8707,19 8718,12 8707,0">
          <text:p/>
        </draw:polygon>
        <draw:polygon draw:style-name="gr4" draw:text-style-name="P4" draw:layer="layout" svg:width="11.243cm" svg:height="0.021cm" svg:x="1.104cm" svg:y="17.053cm" svg:viewBox="0 0 11244 22" draw:points="7,0 0,11 7,22 11237,22 11244,11 11237,0">
          <text:p/>
        </draw:polygon>
        <draw:polygon draw:style-name="gr4" draw:text-style-name="P4" draw:layer="layout" svg:width="8.717cm" svg:height="0.021cm" svg:x="12.347cm" svg:y="17.053cm" svg:viewBox="0 0 8718 22" draw:points="10,0 0,11 10,22 8707,22 8718,11 8707,0">
          <text:p/>
        </draw:polygon>
        <draw:polygon draw:style-name="gr4" draw:text-style-name="P4" draw:layer="layout" svg:width="11.243cm" svg:height="0.022cm" svg:x="1.104cm" svg:y="17.391cm" svg:viewBox="0 0 11244 23" draw:points="7,0 0,12 7,23 11237,23 11244,12 11237,0">
          <text:p/>
        </draw:polygon>
        <draw:polygon draw:style-name="gr4" draw:text-style-name="P4" draw:layer="layout" svg:width="8.717cm" svg:height="0.022cm" svg:x="12.347cm" svg:y="17.391cm" svg:viewBox="0 0 8718 23" draw:points="10,0 0,12 10,23 8707,23 8718,12 8707,0">
          <text:p/>
        </draw:polygon>
        <draw:polygon draw:style-name="gr4" draw:text-style-name="P4" draw:layer="layout" svg:width="11.243cm" svg:height="0.018cm" svg:x="1.104cm" svg:y="17.751cm" svg:viewBox="0 0 11244 19" draw:points="7,0 0,12 7,19 11237,19 11244,12 11237,0">
          <text:p/>
        </draw:polygon>
        <draw:polygon draw:style-name="gr4" draw:text-style-name="P4" draw:layer="layout" svg:width="8.717cm" svg:height="0.018cm" svg:x="12.347cm" svg:y="17.751cm" svg:viewBox="0 0 8718 19" draw:points="10,0 0,12 10,19 8707,19 8718,12 8707,0">
          <text:p/>
        </draw:polygon>
        <draw:polygon draw:style-name="gr4" draw:text-style-name="P4" draw:layer="layout" svg:width="11.243cm" svg:height="0.017cm" svg:x="1.104cm" svg:y="18.129cm" svg:viewBox="0 0 11244 18" draw:points="7,0 0,8 7,18 11237,18 11244,8 11237,0">
          <text:p/>
        </draw:polygon>
        <draw:polygon draw:style-name="gr4" draw:text-style-name="P4" draw:layer="layout" svg:width="8.717cm" svg:height="0.017cm" svg:x="12.347cm" svg:y="18.129cm" svg:viewBox="0 0 8718 18" draw:points="10,0 0,8 10,18 8707,18 8718,8 8707,0">
          <text:p/>
        </draw:polygon>
        <draw:polygon draw:style-name="gr4" draw:text-style-name="P4" draw:layer="layout" svg:width="11.243cm" svg:height="0.021cm" svg:x="1.104cm" svg:y="18.503cm" svg:viewBox="0 0 11244 22" draw:points="7,0 0,11 7,22 11237,22 11244,11 11237,0">
          <text:p/>
        </draw:polygon>
        <draw:polygon draw:style-name="gr4" draw:text-style-name="P4" draw:layer="layout" svg:width="8.717cm" svg:height="0.021cm" svg:x="12.347cm" svg:y="18.503cm" svg:viewBox="0 0 8718 22" draw:points="10,0 0,11 10,22 8707,22 8718,11 8707,0">
          <text:p/>
        </draw:polygon>
        <draw:polygon draw:style-name="gr4" draw:text-style-name="P4" draw:layer="layout" svg:width="11.243cm" svg:height="0.021cm" svg:x="1.104cm" svg:y="18.88cm" svg:viewBox="0 0 11244 22" draw:points="7,0 0,12 7,22 11237,22 11244,12 11237,0">
          <text:p/>
        </draw:polygon>
        <draw:polygon draw:style-name="gr4" draw:text-style-name="P4" draw:layer="layout" svg:width="8.717cm" svg:height="0.021cm" svg:x="12.347cm" svg:y="18.88cm" svg:viewBox="0 0 8718 22" draw:points="10,0 0,12 10,22 8707,22 8718,12 8707,0">
          <text:p/>
        </draw:polygon>
        <draw:polygon draw:style-name="gr4" draw:text-style-name="P4" draw:layer="layout" svg:width="20.588cm" svg:height="0.017cm" svg:x="0.476cm" svg:y="19.258cm" svg:viewBox="0 0 20589 18" draw:points="7,0 0,10 7,18 20578,18 20589,10 20578,0">
          <text:p/>
        </draw:polygon>
        <draw:polygon draw:style-name="gr4" draw:text-style-name="P4" draw:layer="layout" svg:width="20.588cm" svg:height="0.021cm" svg:x="0.476cm" svg:y="19.632cm" svg:viewBox="0 0 20589 22" draw:points="7,0 0,10 7,22 20578,22 20589,10 20578,0">
          <text:p/>
        </draw:polygon>
        <draw:polygon draw:style-name="gr4" draw:text-style-name="P4" draw:layer="layout" svg:width="11.243cm" svg:height="0.021cm" svg:x="1.104cm" svg:y="20.009cm" svg:viewBox="0 0 11244 22" draw:points="7,0 0,11 7,22 11237,22 11244,11 11237,0">
          <text:p/>
        </draw:polygon>
        <draw:polygon draw:style-name="gr4" draw:text-style-name="P4" draw:layer="layout" svg:width="8.717cm" svg:height="0.021cm" svg:x="12.347cm" svg:y="20.009cm" svg:viewBox="0 0 8718 22" draw:points="10,0 0,11 10,22 8707,22 8718,11 8707,0">
          <text:p/>
        </draw:polygon>
        <draw:polygon draw:style-name="gr4" draw:text-style-name="P4" draw:layer="layout" svg:width="11.243cm" svg:height="0.018cm" svg:x="1.104cm" svg:y="20.369cm" svg:viewBox="0 0 11244 19" draw:points="7,0 0,11 7,19 11237,19 11244,11 11237,0">
          <text:p/>
        </draw:polygon>
        <draw:polygon draw:style-name="gr4" draw:text-style-name="P4" draw:layer="layout" svg:width="8.717cm" svg:height="0.018cm" svg:x="12.347cm" svg:y="20.369cm" svg:viewBox="0 0 8718 19" draw:points="10,0 0,11 10,19 8707,19 8718,11 8707,0">
          <text:p/>
        </draw:polygon>
        <draw:polygon draw:style-name="gr4" draw:text-style-name="P4" draw:layer="layout" svg:width="11.243cm" svg:height="0.017cm" svg:x="1.104cm" svg:y="20.708cm" svg:viewBox="0 0 11244 18" draw:points="7,0 0,11 7,18 11237,18 11244,11 11237,0">
          <text:p/>
        </draw:polygon>
        <draw:polygon draw:style-name="gr4" draw:text-style-name="P4" draw:layer="layout" svg:width="8.717cm" svg:height="0.017cm" svg:x="12.347cm" svg:y="20.708cm" svg:viewBox="0 0 8718 18" draw:points="10,0 0,11 10,18 8707,18 8718,11 8707,0">
          <text:p/>
        </draw:polygon>
        <draw:polygon draw:style-name="gr4" draw:text-style-name="P4" draw:layer="layout" svg:width="11.243cm" svg:height="0.021cm" svg:x="1.104cm" svg:y="21.064cm" svg:viewBox="0 0 11244 22" draw:points="7,0 0,11 7,22 11237,22 11244,11 11237,0">
          <text:p/>
        </draw:polygon>
        <draw:polygon draw:style-name="gr4" draw:text-style-name="P4" draw:layer="layout" svg:width="8.717cm" svg:height="0.021cm" svg:x="12.347cm" svg:y="21.064cm" svg:viewBox="0 0 8718 22" draw:points="10,0 0,11 10,22 8707,22 8718,11 8707,0">
          <text:p/>
        </draw:polygon>
        <draw:polygon draw:style-name="gr4" draw:text-style-name="P4" draw:layer="layout" svg:width="11.243cm" svg:height="0.017cm" svg:x="1.104cm" svg:y="21.424cm" svg:viewBox="0 0 11244 18" draw:points="7,0 0,11 7,18 11237,18 11244,11 11237,0">
          <text:p/>
        </draw:polygon>
        <draw:polygon draw:style-name="gr4" draw:text-style-name="P4" draw:layer="layout" svg:width="8.717cm" svg:height="0.017cm" svg:x="12.347cm" svg:y="21.424cm" svg:viewBox="0 0 8718 18" draw:points="10,0 0,11 10,18 8707,18 8718,11 8707,0">
          <text:p/>
        </draw:polygon>
        <draw:polygon draw:style-name="gr4" draw:text-style-name="P4" draw:layer="layout" svg:width="11.243cm" svg:height="0.021cm" svg:x="1.104cm" svg:y="21.78cm" svg:viewBox="0 0 11244 22" draw:points="7,0 0,12 7,22 11237,22 11244,12 11237,0">
          <text:p/>
        </draw:polygon>
        <draw:polygon draw:style-name="gr4" draw:text-style-name="P4" draw:layer="layout" svg:width="8.717cm" svg:height="0.021cm" svg:x="12.347cm" svg:y="21.78cm" svg:viewBox="0 0 8718 22" draw:points="10,0 0,12 10,22 8707,22 8718,12 8707,0">
          <text:p/>
        </draw:polygon>
        <draw:polygon draw:style-name="gr4" draw:text-style-name="P4" draw:layer="layout" svg:width="11.243cm" svg:height="0.021cm" svg:x="1.104cm" svg:y="22.175cm" svg:viewBox="0 0 11244 22" draw:points="7,0 0,11 7,22 11237,22 11244,11 11237,0">
          <text:p/>
        </draw:polygon>
        <draw:polygon draw:style-name="gr4" draw:text-style-name="P4" draw:layer="layout" svg:width="8.717cm" svg:height="0.021cm" svg:x="12.347cm" svg:y="22.175cm" svg:viewBox="0 0 8718 22" draw:points="10,0 0,11 10,22 8707,22 8718,11 8707,0">
          <text:p/>
        </draw:polygon>
        <draw:polygon draw:style-name="gr4" draw:text-style-name="P4" draw:layer="layout" svg:width="11.888cm" svg:height="0.021cm" svg:x="0.469cm" svg:y="22.57cm" svg:viewBox="0 0 11889 22" draw:points="14,0 7,11 0,22 11889,22 11879,11 11872,0">
          <text:p/>
        </draw:polygon>
        <draw:polygon draw:style-name="gr4" draw:text-style-name="P4" draw:layer="layout" svg:width="8.731cm" svg:height="0.021cm" svg:x="12.34cm" svg:y="22.57cm" svg:viewBox="0 0 8732 22" draw:points="17,0 7,11 0,22 8732,22 8725,11 8714,0">
          <text:p/>
        </draw:polygon>
        <draw:polygon draw:style-name="gr4" draw:text-style-name="P4" draw:layer="layout" svg:width="3.899cm" svg:height="0.022cm" svg:x="1.943cm" svg:y="22.965cm" svg:viewBox="0 0 3900 23" draw:points="0,0 12,11 19,23 3900,23 3900,11 3900,0">
          <text:p/>
        </draw:polygon>
        <draw:polygon draw:style-name="gr4" draw:text-style-name="P4" draw:layer="layout" svg:width="5.92cm" svg:height="0.021cm" svg:x="1.954cm" svg:y="23.382cm" svg:viewBox="0 0 5921 22" draw:points="7,0 0,11 7,22 5921,22 5921,11 5921,0">
          <text:p/>
        </draw:polygon>
        <draw:polygon draw:style-name="gr4" draw:text-style-name="P4" draw:layer="layout" svg:width="5.931cm" svg:height="0.022cm" svg:x="1.943cm" svg:y="23.794cm" svg:viewBox="0 0 5932 23" draw:points="18,0 11,12 0,23 5932,23 5932,12 5932,0">
          <text:p/>
        </draw:polygon>
        <draw:polygon draw:style-name="gr4" draw:text-style-name="P4" draw:layer="layout" svg:width="3.955cm" svg:height="0.021cm" svg:x="3.919cm" svg:y="24.172cm" svg:viewBox="0 0 3956 22" draw:points="14,0 7,11 0,22 3956,22 3956,11 3956,0">
          <text:p/>
        </draw:polygon>
        <draw:polygon draw:style-name="gr4" draw:text-style-name="P4" draw:layer="layout" svg:width="0.014cm" svg:height="18.57cm" svg:x="0.469cm" svg:y="4.021cm" svg:viewBox="0 0 15 18571" draw:points="0,18571 7,18561 15,18550 15,21 7,11 0,0">
          <text:p/>
        </draw:polygon>
        <draw:polygon draw:style-name="gr4" draw:text-style-name="P4" draw:layer="layout" svg:width="0.014cm" svg:height="3.616cm" svg:x="1.097cm" svg:y="4.032cm" svg:viewBox="0 0 15 3617" draw:points="0,3606 8,3617 15,3606 15,10 8,0 0,10">
          <text:p/>
        </draw:polygon>
        <draw:polygon draw:style-name="gr4" draw:text-style-name="P4" draw:layer="layout" svg:width="0.014cm" svg:height="2.844cm" svg:x="1.097cm" svg:y="8.025cm" svg:viewBox="0 0 15 2845" draw:points="0,2834 8,2845 15,2834 15,11 8,0 0,11">
          <text:p/>
        </draw:polygon>
        <draw:polygon draw:style-name="gr4" draw:text-style-name="P4" draw:layer="layout" svg:width="0.014cm" svg:height="4.011cm" svg:x="1.097cm" svg:y="11.246cm" svg:viewBox="0 0 15 4012" draw:points="0,4002 8,4012 15,4002 15,7 8,0 0,7">
          <text:p/>
        </draw:polygon>
        <draw:polygon draw:style-name="gr4" draw:text-style-name="P4" draw:layer="layout" svg:width="0.014cm" svg:height="3.637cm" svg:x="1.097cm" svg:y="15.631cm" svg:viewBox="0 0 15 3638" draw:points="0,3628 8,3638 15,3628 15,11 8,0 0,11">
          <text:p/>
        </draw:polygon>
        <draw:polygon draw:style-name="gr4" draw:text-style-name="P4" draw:layer="layout" svg:width="0.014cm" svg:height="2.939cm" svg:x="1.097cm" svg:y="19.642cm" svg:viewBox="0 0 15 2940" draw:points="0,2929 8,2940 15,2929 15,11 8,0 0,11">
          <text:p/>
        </draw:polygon>
        <draw:polygon draw:style-name="gr4" draw:text-style-name="P4" draw:layer="layout" svg:width="0.018cm" svg:height="3.616cm" svg:x="1.943cm" svg:y="4.032cm" svg:viewBox="0 0 19 3617" draw:points="0,3606 12,3617 19,3606 19,10 12,0 0,10">
          <text:p/>
        </draw:polygon>
        <draw:polygon draw:style-name="gr4" draw:text-style-name="P4" draw:layer="layout" svg:width="0.018cm" svg:height="2.844cm" svg:x="1.943cm" svg:y="8.025cm" svg:viewBox="0 0 19 2845" draw:points="0,2834 12,2845 19,2834 19,11 12,0 0,11">
          <text:p/>
        </draw:polygon>
        <draw:polygon draw:style-name="gr4" draw:text-style-name="P4" draw:layer="layout" svg:width="0.018cm" svg:height="4.011cm" svg:x="1.943cm" svg:y="11.246cm" svg:viewBox="0 0 19 4012" draw:points="0,4002 12,4012 19,4002 19,7 12,0 0,7">
          <text:p/>
        </draw:polygon>
        <draw:polygon draw:style-name="gr4" draw:text-style-name="P4" draw:layer="layout" svg:width="0.018cm" svg:height="3.637cm" svg:x="1.943cm" svg:y="15.631cm" svg:viewBox="0 0 19 3638" draw:points="0,3628 12,3638 19,3628 19,11 12,0 0,11">
          <text:p/>
        </draw:polygon>
        <draw:polygon draw:style-name="gr4" draw:text-style-name="P4" draw:layer="layout" svg:width="0.018cm" svg:height="2.939cm" svg:x="1.943cm" svg:y="19.642cm" svg:viewBox="0 0 19 2940" draw:points="0,2929 12,2940 19,2929 19,11 12,0 0,11">
          <text:p/>
        </draw:polygon>
        <draw:polygon draw:style-name="gr4" draw:text-style-name="P4" draw:layer="layout" svg:width="0.018cm" svg:height="0.851cm" svg:x="1.943cm" svg:y="22.965cm" svg:viewBox="0 0 19 852" draw:points="0,852 12,841 19,830 19,22 12,11 0,0">
          <text:p/>
        </draw:polygon>
        <draw:polygon draw:style-name="gr4" draw:text-style-name="P4" draw:layer="layout" svg:width="0.014cm" svg:height="3.616cm" svg:x="3.919cm" svg:y="4.032cm" svg:viewBox="0 0 15 3617" draw:points="0,3606 7,3617 15,3606 15,10 7,0 0,10">
          <text:p/>
        </draw:polygon>
        <draw:polygon draw:style-name="gr4" draw:text-style-name="P4" draw:layer="layout" svg:width="0.014cm" svg:height="2.844cm" svg:x="3.919cm" svg:y="8.025cm" svg:viewBox="0 0 15 2845" draw:points="0,2834 7,2845 15,2834 15,11 7,0 0,11">
          <text:p/>
        </draw:polygon>
        <draw:polygon draw:style-name="gr4" draw:text-style-name="P4" draw:layer="layout" svg:width="0.014cm" svg:height="4.011cm" svg:x="3.919cm" svg:y="11.246cm" svg:viewBox="0 0 15 4012" draw:points="0,4002 7,4012 15,4002 15,7 7,0 0,7">
          <text:p/>
        </draw:polygon>
        <draw:polygon draw:style-name="gr4" draw:text-style-name="P4" draw:layer="layout" svg:width="0.014cm" svg:height="3.637cm" svg:x="3.919cm" svg:y="15.631cm" svg:viewBox="0 0 15 3638" draw:points="0,3628 7,3638 15,3628 15,11 7,0 0,11">
          <text:p/>
        </draw:polygon>
        <draw:polygon draw:style-name="gr4" draw:text-style-name="P4" draw:layer="layout" svg:width="0.014cm" svg:height="2.561cm" svg:x="3.919cm" svg:y="20.02cm" svg:viewBox="0 0 15 2562" draw:points="0,2551 7,2562 15,2551 15,10 7,0 0,10">
          <text:p/>
        </draw:polygon>
        <draw:polygon draw:style-name="gr4" draw:text-style-name="P4" draw:layer="layout" svg:width="0.014cm" svg:height="1.217cm" svg:x="3.919cm" svg:y="22.976cm" svg:viewBox="0 0 15 1218" draw:points="0,1218 7,1207 15,1197 15,11 7,0 0,11">
          <text:p/>
        </draw:polygon>
        <draw:polygon draw:style-name="gr4" draw:text-style-name="P4" draw:layer="layout" svg:width="0.015cm" svg:height="2.504cm" svg:x="5.834cm" svg:y="4.032cm" svg:viewBox="0 0 16 2505" draw:points="0,2495 8,2505 16,2495 16,10 8,0 0,10">
          <text:p/>
        </draw:polygon>
        <draw:polygon draw:style-name="gr4" draw:text-style-name="P4" draw:layer="layout" svg:width="0.015cm" svg:height="1.789cm" svg:x="5.834cm" svg:y="8.025cm" svg:viewBox="0 0 16 1790" draw:points="0,1779 8,1790 16,1779 16,11 8,0 0,11">
          <text:p/>
        </draw:polygon>
        <draw:polygon draw:style-name="gr4" draw:text-style-name="P4" draw:layer="layout" svg:width="0.015cm" svg:height="1.863cm" svg:x="5.834cm" svg:y="11.246cm" svg:viewBox="0 0 16 1864" draw:points="0,1853 8,1864 16,1853 16,7 8,0 0,7">
          <text:p/>
        </draw:polygon>
        <draw:polygon draw:style-name="gr4" draw:text-style-name="P4" draw:layer="layout" svg:width="0.015cm" svg:height="1.771cm" svg:x="5.834cm" svg:y="15.631cm" svg:viewBox="0 0 16 1772" draw:points="0,1761 8,1772 16,1761 16,11 8,0 0,11">
          <text:p/>
        </draw:polygon>
        <draw:polygon draw:style-name="gr4" draw:text-style-name="P4" draw:layer="layout" svg:width="0.015cm" svg:height="1.792cm" svg:x="5.834cm" svg:y="19.642cm" svg:viewBox="0 0 16 1793" draw:points="0,1783 8,1793 16,1783 16,11 8,0 0,11">
          <text:p/>
        </draw:polygon>
        <draw:polygon draw:style-name="gr4" draw:text-style-name="P4" draw:layer="layout" svg:width="0.015cm" svg:height="0.79cm" svg:x="5.834cm" svg:y="23.392cm" svg:viewBox="0 0 16 791" draw:points="0,781 8,791 16,781 16,11 8,0 0,11">
          <text:p/>
        </draw:polygon>
        <draw:polygon draw:style-name="gr4" draw:text-style-name="P4" draw:layer="layout" svg:width="0.015cm" svg:height="2.504cm" svg:x="7.866cm" svg:y="4.032cm" svg:viewBox="0 0 16 2505" draw:points="0,2495 8,2505 16,2495 16,10 8,0 0,10">
          <text:p/>
        </draw:polygon>
        <draw:polygon draw:style-name="gr4" draw:text-style-name="P4" draw:layer="layout" svg:width="0.015cm" svg:height="1.789cm" svg:x="7.866cm" svg:y="8.025cm" svg:viewBox="0 0 16 1790" draw:points="0,1779 8,1790 16,1779 16,11 8,0 0,11">
          <text:p/>
        </draw:polygon>
        <draw:polygon draw:style-name="gr4" draw:text-style-name="P4" draw:layer="layout" svg:width="0.015cm" svg:height="1.863cm" svg:x="7.866cm" svg:y="11.246cm" svg:viewBox="0 0 16 1864" draw:points="0,1853 8,1864 16,1853 16,7 8,0 0,7">
          <text:p/>
        </draw:polygon>
        <draw:polygon draw:style-name="gr4" draw:text-style-name="P4" draw:layer="layout" svg:width="0.015cm" svg:height="1.432cm" svg:x="7.866cm" svg:y="15.631cm" svg:viewBox="0 0 16 1433" draw:points="0,1423 8,1433 16,1423 16,11 8,0 0,11">
          <text:p/>
        </draw:polygon>
        <draw:polygon draw:style-name="gr4" draw:text-style-name="P4" draw:layer="layout" svg:width="0.015cm" svg:height="1.792cm" svg:x="7.866cm" svg:y="19.642cm" svg:viewBox="0 0 16 1793" draw:points="0,1783 8,1793 16,1783 16,11 8,0 0,11">
          <text:p/>
        </draw:polygon>
        <draw:polygon draw:style-name="gr4" draw:text-style-name="P4" draw:layer="layout" svg:width="0.017cm" svg:height="3.616cm" svg:x="10.308cm" svg:y="4.032cm" svg:viewBox="0 0 18 3617" draw:points="0,3606 8,3617 18,3606 18,10 8,0 0,10">
          <text:p/>
        </draw:polygon>
        <draw:polygon draw:style-name="gr4" draw:text-style-name="P4" draw:layer="layout" svg:width="0.017cm" svg:height="2.484cm" svg:x="10.308cm" svg:y="8.025cm" svg:viewBox="0 0 18 2485" draw:points="0,2478 8,2485 18,2478 18,11 8,0 0,11">
          <text:p/>
        </draw:polygon>
        <draw:polygon draw:style-name="gr4" draw:text-style-name="P4" draw:layer="layout" svg:width="0.017cm" svg:height="4.011cm" svg:x="10.308cm" svg:y="11.246cm" svg:viewBox="0 0 18 4012" draw:points="0,4002 8,4012 18,4002 18,7 8,0 0,7">
          <text:p/>
        </draw:polygon>
        <draw:polygon draw:style-name="gr4" draw:text-style-name="P4" draw:layer="layout" svg:width="0.017cm" svg:height="3.637cm" svg:x="10.308cm" svg:y="15.631cm" svg:viewBox="0 0 18 3638" draw:points="0,3628 8,3638 18,3628 18,11 8,0 0,11">
          <text:p/>
        </draw:polygon>
        <draw:polygon draw:style-name="gr4" draw:text-style-name="P4" draw:layer="layout" svg:width="0.017cm" svg:height="2.544cm" svg:x="10.308cm" svg:y="19.642cm" svg:viewBox="0 0 18 2545" draw:points="0,2534 8,2545 18,2534 18,11 8,0 0,11">
          <text:p/>
        </draw:polygon>
        <draw:polygon draw:style-name="gr4" draw:text-style-name="P4" draw:layer="layout" svg:width="0.017cm" svg:height="2.9cm" svg:x="12.34cm" svg:y="4.748cm" svg:viewBox="0 0 18 2901" draw:points="0,2890 7,2901 18,2890 18,10 7,0 0,10">
          <text:p/>
        </draw:polygon>
        <draw:polygon draw:style-name="gr4" draw:text-style-name="P4" draw:layer="layout" svg:width="0.017cm" svg:height="2.844cm" svg:x="12.34cm" svg:y="8.025cm" svg:viewBox="0 0 18 2845" draw:points="0,2834 7,2845 18,2834 18,11 7,0 0,11">
          <text:p/>
        </draw:polygon>
        <draw:polygon draw:style-name="gr4" draw:text-style-name="P4" draw:layer="layout" svg:width="0.017cm" svg:height="4.011cm" svg:x="12.34cm" svg:y="11.246cm" svg:viewBox="0 0 18 4012" draw:points="0,4002 7,4012 18,4002 18,7 7,0 0,7">
          <text:p/>
        </draw:polygon>
        <draw:polygon draw:style-name="gr4" draw:text-style-name="P4" draw:layer="layout" svg:width="0.017cm" svg:height="3.637cm" svg:x="12.34cm" svg:y="15.631cm" svg:viewBox="0 0 18 3638" draw:points="0,3628 7,3638 18,3628 18,11 7,0 0,11">
          <text:p/>
        </draw:polygon>
        <draw:polygon draw:style-name="gr4" draw:text-style-name="P4" draw:layer="layout" svg:width="0.017cm" svg:height="2.949cm" svg:x="12.34cm" svg:y="19.642cm" svg:viewBox="0 0 18 2950" draw:points="0,2929 7,2940 18,2950 18,11 7,0 0,11">
          <text:p/>
        </draw:polygon>
        <draw:polygon draw:style-name="gr4" draw:text-style-name="P4" draw:layer="layout" svg:width="0.017cm" svg:height="1.817cm" svg:x="12.34cm" svg:y="4.032cm" svg:viewBox="0 0 18 1818" draw:points="0,1818 7,1807 18,1800 18,10 7,0 0,10">
          <text:p/>
        </draw:polygon>
        <draw:polygon draw:style-name="gr4" draw:text-style-name="P4" draw:layer="layout" svg:width="0.017cm" svg:height="1.461cm" svg:x="12.34cm" svg:y="6.187cm" svg:viewBox="0 0 18 1462" draw:points="0,1451 7,1462 18,1451 18,21 7,11 0,0">
          <text:p/>
        </draw:polygon>
        <draw:polygon draw:style-name="gr4" draw:text-style-name="P4" draw:layer="layout" svg:width="0.017cm" svg:height="2.844cm" svg:x="12.34cm" svg:y="8.025cm" svg:viewBox="0 0 18 2845" draw:points="0,2834 7,2845 18,2834 18,11 7,0 0,11">
          <text:p/>
        </draw:polygon>
        <draw:polygon draw:style-name="gr4" draw:text-style-name="P4" draw:layer="layout" svg:width="0.017cm" svg:height="4.011cm" svg:x="12.34cm" svg:y="11.246cm" svg:viewBox="0 0 18 4012" draw:points="0,4002 7,4012 18,4002 18,7 7,0 0,7">
          <text:p/>
        </draw:polygon>
        <draw:polygon draw:style-name="gr4" draw:text-style-name="P4" draw:layer="layout" svg:width="0.017cm" svg:height="3.637cm" svg:x="12.34cm" svg:y="15.631cm" svg:viewBox="0 0 18 3638" draw:points="0,3628 7,3638 18,3628 18,11 7,0 0,11">
          <text:p/>
        </draw:polygon>
        <draw:polygon draw:style-name="gr4" draw:text-style-name="P4" draw:layer="layout" svg:width="0.017cm" svg:height="2.949cm" svg:x="12.34cm" svg:y="19.642cm" svg:viewBox="0 0 18 2950" draw:points="0,2950 7,2940 18,2929 18,11 7,0 0,11">
          <text:p/>
        </draw:polygon>
        <draw:polygon draw:style-name="gr4" draw:text-style-name="P4" draw:layer="layout" svg:width="0.018cm" svg:height="3.616cm" svg:x="14.153cm" svg:y="4.032cm" svg:viewBox="0 0 19 3617" draw:points="0,3606 7,3617 19,3606 19,10 7,0 0,10">
          <text:p/>
        </draw:polygon>
        <draw:polygon draw:style-name="gr4" draw:text-style-name="P4" draw:layer="layout" svg:width="0.018cm" svg:height="2.844cm" svg:x="14.153cm" svg:y="8.025cm" svg:viewBox="0 0 19 2845" draw:points="0,2834 7,2845 19,2834 19,11 7,0 0,11">
          <text:p/>
        </draw:polygon>
        <draw:polygon draw:style-name="gr4" draw:text-style-name="P4" draw:layer="layout" svg:width="0.018cm" svg:height="4.011cm" svg:x="14.153cm" svg:y="11.246cm" svg:viewBox="0 0 19 4012" draw:points="0,4002 7,4012 19,4002 19,7 7,0 0,7">
          <text:p/>
        </draw:polygon>
        <draw:polygon draw:style-name="gr4" draw:text-style-name="P4" draw:layer="layout" svg:width="0.018cm" svg:height="3.637cm" svg:x="14.153cm" svg:y="15.631cm" svg:viewBox="0 0 19 3638" draw:points="0,3628 7,3638 19,3628 19,11 7,0 0,11">
          <text:p/>
        </draw:polygon>
        <draw:polygon draw:style-name="gr4" draw:text-style-name="P4" draw:layer="layout" svg:width="0.018cm" svg:height="2.939cm" svg:x="14.153cm" svg:y="19.642cm" svg:viewBox="0 0 19 2940" draw:points="0,2929 7,2940 19,2929 19,11 7,0 0,11">
          <text:p/>
        </draw:polygon>
        <draw:polygon draw:style-name="gr4" draw:text-style-name="P4" draw:layer="layout" svg:width="0.017cm" svg:height="2.504cm" svg:x="16.478cm" svg:y="4.032cm" svg:viewBox="0 0 18 2505" draw:points="0,2495 8,2505 18,2495 18,10 8,0 0,10">
          <text:p/>
        </draw:polygon>
        <draw:polygon draw:style-name="gr4" draw:text-style-name="P4" draw:layer="layout" svg:width="0.017cm" svg:height="1.789cm" svg:x="16.478cm" svg:y="8.025cm" svg:viewBox="0 0 18 1790" draw:points="0,1779 8,1790 18,1779 18,11 8,0 0,11">
          <text:p/>
        </draw:polygon>
        <draw:polygon draw:style-name="gr4" draw:text-style-name="P4" draw:layer="layout" svg:width="0.017cm" svg:height="1.863cm" svg:x="16.478cm" svg:y="11.246cm" svg:viewBox="0 0 18 1864" draw:points="0,1853 8,1864 18,1853 18,7 8,0 0,7">
          <text:p/>
        </draw:polygon>
        <draw:polygon draw:style-name="gr4" draw:text-style-name="P4" draw:layer="layout" svg:width="0.017cm" svg:height="1.771cm" svg:x="16.478cm" svg:y="15.631cm" svg:viewBox="0 0 18 1772" draw:points="0,1761 8,1772 18,1761 18,11 8,0 0,11">
          <text:p/>
        </draw:polygon>
        <draw:polygon draw:style-name="gr4" draw:text-style-name="P4" draw:layer="layout" svg:width="0.017cm" svg:height="1.792cm" svg:x="16.478cm" svg:y="19.642cm" svg:viewBox="0 0 18 1793" draw:points="0,1783 8,1793 18,1783 18,11 8,0 0,11">
          <text:p/>
        </draw:polygon>
        <draw:polygon draw:style-name="gr4" draw:text-style-name="P4" draw:layer="layout" svg:width="0.017cm" svg:height="2.504cm" svg:x="18.817cm" svg:y="4.032cm" svg:viewBox="0 0 18 2505" draw:points="0,2495 10,2505 18,2495 18,10 10,0 0,10">
          <text:p/>
        </draw:polygon>
        <draw:polygon draw:style-name="gr4" draw:text-style-name="P4" draw:layer="layout" svg:width="0.017cm" svg:height="1.789cm" svg:x="18.817cm" svg:y="8.025cm" svg:viewBox="0 0 18 1790" draw:points="0,1779 10,1790 18,1779 18,11 10,0 0,11">
          <text:p/>
        </draw:polygon>
        <draw:polygon draw:style-name="gr4" draw:text-style-name="P4" draw:layer="layout" svg:width="0.017cm" svg:height="1.863cm" svg:x="18.817cm" svg:y="11.246cm" svg:viewBox="0 0 18 1864" draw:points="0,1853 10,1864 18,1853 18,7 10,0 0,7">
          <text:p/>
        </draw:polygon>
        <draw:polygon draw:style-name="gr4" draw:text-style-name="P4" draw:layer="layout" svg:width="0.017cm" svg:height="1.771cm" svg:x="18.817cm" svg:y="15.631cm" svg:viewBox="0 0 18 1772" draw:points="0,1761 10,1772 18,1761 18,11 10,0 0,11">
          <text:p/>
        </draw:polygon>
        <draw:polygon draw:style-name="gr4" draw:text-style-name="P4" draw:layer="layout" svg:width="0.017cm" svg:height="1.792cm" svg:x="18.817cm" svg:y="19.642cm" svg:viewBox="0 0 18 1793" draw:points="0,1783 10,1793 18,1783 18,11 10,0 0,11">
          <text:p/>
        </draw:polygon>
        <draw:polygon draw:style-name="gr4" draw:text-style-name="P4" draw:layer="layout" svg:width="0.018cm" svg:height="4.015cm" svg:x="21.053cm" svg:y="4.021cm" svg:viewBox="0 0 19 4016" draw:points="0,3995 12,4005 19,4016 19,0 12,11 0,21">
          <text:p/>
        </draw:polygon>
        <draw:polygon draw:style-name="gr4" draw:text-style-name="P4" draw:layer="layout" svg:width="0.018cm" svg:height="7.627cm" svg:x="21.053cm" svg:y="8.392cm" svg:viewBox="0 0 19 7628" draw:points="0,7607 12,7618 19,7628 19,0 12,11 0,18">
          <text:p/>
        </draw:polygon>
        <draw:polygon draw:style-name="gr4" draw:text-style-name="P4" draw:layer="layout" svg:width="0.018cm" svg:height="6.254cm" svg:x="21.053cm" svg:y="16.337cm" svg:viewBox="0 0 19 6255" draw:points="0,6234 12,6245 19,6255 19,0 12,10 0,21">
          <text:p/>
        </draw:polygon>
        <draw:frame draw:style-name="gr5" draw:text-style-name="P6" draw:layer="layout" svg:width="0.408cm" svg:height="0.34cm" svg:x="0.586cm" svg:y="4.051cm">
          <draw:text-box>
            <text:p text:style-name="P5"><text:span text:style-name="T1">Da</text:span><text:span text:style-name="T1">y</text:span></text:p>
          </draw:text-box>
        </draw:frame>
        <draw:frame draw:style-name="gr5" draw:text-style-name="P6" draw:layer="layout" svg:width="1.026cm" svg:height="0.34cm" svg:x="2.434cm" svg:y="4.051cm">
          <draw:text-box>
            <text:p text:style-name="P5"><text:span text:style-name="T1">080</text:span><text:span text:style-name="T1">0-</text:span><text:span text:style-name="T1">085</text:span><text:span text:style-name="T1">5</text:span></text:p>
          </draw:text-box>
        </draw:frame>
        <draw:frame draw:style-name="gr5" draw:text-style-name="P6" draw:layer="layout" svg:width="1.026cm" svg:height="0.34cm" svg:x="4.374cm" svg:y="4.051cm">
          <draw:text-box>
            <text:p text:style-name="P5"><text:span text:style-name="T1">090</text:span><text:span text:style-name="T1">0-</text:span><text:span text:style-name="T1">095</text:span><text:span text:style-name="T1">5</text:span></text:p>
          </draw:text-box>
        </draw:frame>
        <draw:frame draw:style-name="gr5" draw:text-style-name="P6" draw:layer="layout" svg:width="1.026cm" svg:height="0.34cm" svg:x="6.354cm" svg:y="4.051cm">
          <draw:text-box>
            <text:p text:style-name="P5"><text:span text:style-name="T1">100</text:span><text:span text:style-name="T1">0-</text:span><text:span text:style-name="T1">105</text:span><text:span text:style-name="T1">5</text:span></text:p>
          </draw:text-box>
        </draw:frame>
        <draw:frame draw:style-name="gr5" draw:text-style-name="P6" draw:layer="layout" svg:width="0.993cm" svg:height="0.34cm" svg:x="8.611cm" svg:y="4.051cm">
          <draw:text-box>
            <text:p text:style-name="P5"><text:span text:style-name="T1">110</text:span><text:span text:style-name="T1">0-</text:span><text:span text:style-name="T1">115</text:span><text:span text:style-name="T1">5</text:span></text:p>
          </draw:text-box>
        </draw:frame>
        <draw:frame draw:style-name="gr5" draw:text-style-name="P6" draw:layer="layout" svg:width="1.026cm" svg:height="0.34cm" svg:x="10.83cm" svg:y="4.051cm">
          <draw:text-box>
            <text:p text:style-name="P5"><text:span text:style-name="T1">120</text:span><text:span text:style-name="T1">0-</text:span><text:span text:style-name="T1">125</text:span><text:span text:style-name="T1">5</text:span></text:p>
          </draw:text-box>
        </draw:frame>
        <draw:frame draw:style-name="gr5" draw:text-style-name="P6" draw:layer="layout" svg:width="1.026cm" svg:height="0.34cm" svg:x="12.753cm" svg:y="4.051cm">
          <draw:text-box>
            <text:p text:style-name="P5"><text:span text:style-name="T1">130</text:span><text:span text:style-name="T1">0-</text:span><text:span text:style-name="T1">135</text:span><text:span text:style-name="T1">5</text:span></text:p>
          </draw:text-box>
        </draw:frame>
        <draw:frame draw:style-name="gr5" draw:text-style-name="P6" draw:layer="layout" svg:width="1.026cm" svg:height="0.34cm" svg:x="14.817cm" svg:y="4.051cm">
          <draw:text-box>
            <text:p text:style-name="P5"><text:span text:style-name="T1">140</text:span><text:span text:style-name="T1">0-</text:span><text:span text:style-name="T1">145</text:span><text:span text:style-name="T1">5</text:span></text:p>
          </draw:text-box>
        </draw:frame>
        <draw:frame draw:style-name="gr5" draw:text-style-name="P6" draw:layer="layout" svg:width="1.026cm" svg:height="0.34cm" svg:x="17.149cm" svg:y="4.051cm">
          <draw:text-box>
            <text:p text:style-name="P5"><text:span text:style-name="T1">150</text:span><text:span text:style-name="T1">0-</text:span><text:span text:style-name="T1">155</text:span><text:span text:style-name="T1">5</text:span></text:p>
          </draw:text-box>
        </draw:frame>
        <draw:frame draw:style-name="gr5" draw:text-style-name="P6" draw:layer="layout" svg:width="1.026cm" svg:height="0.34cm" svg:x="19.442cm" svg:y="4.051cm">
          <draw:text-box>
            <text:p text:style-name="P5"><text:span text:style-name="T1">160</text:span><text:span text:style-name="T1">0-</text:span><text:span text:style-name="T1">165</text:span><text:span text:style-name="T1">5</text:span></text:p>
          </draw:text-box>
        </draw:frame>
        <draw:frame draw:style-name="gr6" draw:text-style-name="P7" draw:layer="layout" svg:width="0.98cm" svg:height="0.31cm" draw:transform="rotate (1.5707963267949) translate (0.619cm 6.064cm)">
          <draw:text-box>
            <text:p text:style-name="P5"><text:span text:style-name="T2">MO</text:span><text:span text:style-name="T2">NDA</text:span><text:span text:style-name="T2">Y</text:span></text:p>
          </draw:text-box>
        </draw:frame>
        <draw:frame draw:style-name="gr5" draw:text-style-name="P6" draw:layer="layout" svg:width="0.476cm" svg:height="0.34cm" svg:x="1.295cm" svg:y="4.778cm">
          <draw:text-box>
            <text:p text:style-name="P5"><text:span text:style-name="T1">200</text:span><text:span text:style-name="T1">2</text:span></text:p>
          </draw:text-box>
        </draw:frame>
        <draw:frame draw:style-name="gr5" draw:text-style-name="P6" draw:layer="layout" svg:width="1.556cm" svg:height="0.34cm" svg:x="2.17cm" svg:y="4.778cm">
          <draw:text-box>
            <text:p text:style-name="P5"><text:span text:style-name="T3">EE </text:span><text:span text:style-name="T3">230 </text:span><text:span text:style-name="T3">T </text:span><text:span text:style-name="T3">(SL</text:span><text:span text:style-name="T3">K)</text:span></text:p>
          </draw:text-box>
        </draw:frame>
        <draw:frame draw:style-name="gr5" draw:text-style-name="P6" draw:layer="layout" svg:width="1.149cm" svg:height="0.34cm" svg:x="4.311cm" svg:y="4.778cm">
          <draw:text-box>
            <text:p text:style-name="P5"><text:span text:style-name="T3">EE </text:span><text:span text:style-name="T3">525 </text:span><text:span text:style-name="T3">(RI)</text:span></text:p>
          </draw:text-box>
        </draw:frame>
        <draw:frame draw:style-name="gr5" draw:text-style-name="P6" draw:layer="layout" svg:width="0.997cm" svg:height="0.34cm" svg:x="6.368cm" svg:y="4.778cm">
          <draw:text-box>
            <text:p text:style-name="P5"><text:span text:style-name="T3">OE </text:span><text:span text:style-name="T3">II/III </text:span><text:span text:style-name="T3">*</text:span></text:p>
          </draw:text-box>
        </draw:frame>
        <draw:frame draw:style-name="gr5" draw:text-style-name="P6" draw:layer="layout" svg:width="1.581cm" svg:height="0.34cm" svg:x="10.545cm" svg:y="4.778cm">
          <draw:text-box>
            <text:p text:style-name="P5"><text:span text:style-name="T3">EE </text:span><text:span text:style-name="T3">213</text:span><text:span text:style-name="T3">M </text:span><text:span text:style-name="T3">(RK</text:span><text:span text:style-name="T3">S)</text:span></text:p>
          </draw:text-box>
        </draw:frame>
        <draw:frame draw:style-name="gr5" draw:text-style-name="P6" draw:layer="layout" svg:width="1.407cm" svg:height="0.34cm" svg:x="14.619cm" svg:y="4.778cm">
          <draw:text-box>
            <text:p text:style-name="P5"><text:span text:style-name="T3">EE </text:span><text:span text:style-name="T3">648 </text:span><text:span text:style-name="T3">(AT</text:span><text:span text:style-name="T3">M)</text:span></text:p>
          </draw:text-box>
        </draw:frame>
        <draw:frame draw:style-name="gr5" draw:text-style-name="P6" draw:layer="layout" svg:width="1.361cm" svg:height="0.34cm" svg:x="16.972cm" svg:y="4.778cm">
          <draw:text-box>
            <text:p text:style-name="P5"><text:span text:style-name="T3">EE </text:span><text:span text:style-name="T3">668 </text:span><text:span text:style-name="T3">(SL</text:span><text:span text:style-name="T3">K)</text:span></text:p>
          </draw:text-box>
        </draw:frame>
        <draw:frame draw:style-name="gr5" draw:text-style-name="P6" draw:layer="layout" svg:width="1.204cm" svg:height="0.34cm" svg:x="19.346cm" svg:y="4.778cm">
          <draw:text-box>
            <text:p text:style-name="P5"><text:span text:style-name="T3">EE </text:span><text:span text:style-name="T3">667 </text:span><text:span text:style-name="T3">(SC</text:span><text:span text:style-name="T3">)</text:span></text:p>
          </draw:text-box>
        </draw:frame>
        <draw:frame draw:style-name="gr5" draw:text-style-name="P6" draw:layer="layout" svg:width="0.476cm" svg:height="0.34cm" svg:x="1.295cm" svg:y="5.155cm">
          <draw:text-box>
            <text:p text:style-name="P5"><text:span text:style-name="T1">220</text:span><text:span text:style-name="T1">1</text:span></text:p>
          </draw:text-box>
        </draw:frame>
        <draw:frame draw:style-name="gr5" draw:text-style-name="P6" draw:layer="layout" svg:width="1.501cm" svg:height="0.34cm" svg:x="2.198cm" svg:y="5.155cm">
          <draw:text-box>
            <text:p text:style-name="P5"><text:span text:style-name="T3">EE </text:span><text:span text:style-name="T3">230 </text:span><text:span text:style-name="T3">T </text:span><text:span text:style-name="T3">(SJ</text:span><text:span text:style-name="T3">D)</text:span></text:p>
          </draw:text-box>
        </draw:frame>
        <draw:frame draw:style-name="gr5" draw:text-style-name="P6" draw:layer="layout" svg:width="1.179cm" svg:height="0.34cm" svg:x="4.293cm" svg:y="5.155cm">
          <draw:text-box>
            <text:p text:style-name="P5"><text:span text:style-name="T3">EE </text:span><text:span text:style-name="T3">221 </text:span><text:span text:style-name="T3">(SS)</text:span></text:p>
          </draw:text-box>
        </draw:frame>
        <draw:frame draw:style-name="gr5" draw:text-style-name="P6" draw:layer="layout" svg:width="1.204cm" svg:height="0.34cm" svg:x="6.258cm" svg:y="5.155cm">
          <draw:text-box>
            <text:p text:style-name="P5"><text:span text:style-name="T3">EE </text:span><text:span text:style-name="T3">203 </text:span><text:span text:style-name="T3">(RP</text:span><text:span text:style-name="T3">)</text:span></text:p>
          </draw:text-box>
        </draw:frame>
        <draw:frame draw:style-name="gr5" draw:text-style-name="P6" draw:layer="layout" svg:width="1.23cm" svg:height="0.34cm" svg:x="8.488cm" svg:y="5.155cm">
          <draw:text-box>
            <text:p text:style-name="P5"><text:span text:style-name="T3">EE </text:span><text:span text:style-name="T3">230 </text:span><text:span text:style-name="T3">(RB</text:span><text:span text:style-name="T3">)</text:span></text:p>
          </draw:text-box>
        </draw:frame>
        <draw:frame draw:style-name="gr5" draw:text-style-name="P6" draw:layer="layout" svg:width="1.424cm" svg:height="0.34cm" svg:x="12.548cm" svg:y="5.155cm">
          <draw:text-box>
            <text:p text:style-name="P5"><text:span text:style-name="T3">EE </text:span><text:span text:style-name="T3">322</text:span><text:span text:style-name="T3">M </text:span><text:span text:style-name="T3">(PG</text:span><text:span text:style-name="T3">)</text:span></text:p>
          </draw:text-box>
        </draw:frame>
        <draw:frame draw:style-name="gr5" draw:text-style-name="P6" draw:layer="layout" svg:width="1.907cm" svg:height="0.34cm" svg:x="16.693cm" svg:y="5.155cm">
          <draw:text-box>
            <text:p text:style-name="P5"><text:span text:style-name="T3">EE </text:span><text:span text:style-name="T3">340 </text:span><text:span text:style-name="T3">(KR</text:span><text:span text:style-name="T3">S/S</text:span><text:span text:style-name="T3">KN)</text:span></text:p>
          </draw:text-box>
        </draw:frame>
        <draw:frame draw:style-name="gr5" draw:text-style-name="P6" draw:layer="layout" svg:width="1.204cm" svg:height="0.34cm" svg:x="19.346cm" svg:y="5.155cm">
          <draw:text-box>
            <text:p text:style-name="P5"><text:span text:style-name="T3">EE </text:span><text:span text:style-name="T3">360 </text:span><text:span text:style-name="T3">(RS</text:span><text:span text:style-name="T3">)</text:span></text:p>
          </draw:text-box>
        </draw:frame>
        <draw:frame draw:style-name="gr5" draw:text-style-name="P6" draw:layer="layout" svg:width="0.476cm" svg:height="0.34cm" svg:x="1.295cm" svg:y="5.508cm">
          <draw:text-box>
            <text:p text:style-name="P5"><text:span text:style-name="T1">220</text:span><text:span text:style-name="T1">2</text:span></text:p>
          </draw:text-box>
        </draw:frame>
        <draw:frame draw:style-name="gr5" draw:text-style-name="P6" draw:layer="layout" svg:width="1.45cm" svg:height="0.34cm" svg:x="2.223cm" svg:y="5.508cm">
          <draw:text-box>
            <text:p text:style-name="P5"><text:span text:style-name="T3">EE </text:span><text:span text:style-name="T3">230 </text:span><text:span text:style-name="T3">T </text:span><text:span text:style-name="T3">(KD</text:span><text:span text:style-name="T3">)</text:span></text:p>
          </draw:text-box>
        </draw:frame>
        <draw:frame draw:style-name="gr5" draw:text-style-name="P6" draw:layer="layout" svg:width="1.255cm" svg:height="0.34cm" svg:x="8.474cm" svg:y="5.508cm">
          <draw:text-box>
            <text:p text:style-name="P5"><text:span text:style-name="T3">EE </text:span><text:span text:style-name="T3">636 </text:span><text:span text:style-name="T3">(KK</text:span><text:span text:style-name="T3">)</text:span></text:p>
          </draw:text-box>
        </draw:frame>
        <draw:frame draw:style-name="gr5" draw:text-style-name="P6" draw:layer="layout" svg:width="1.217cm" svg:height="0.34cm" svg:x="10.728cm" svg:y="5.508cm">
          <draw:text-box>
            <text:p text:style-name="P5"><text:span text:style-name="T3">EE </text:span><text:span text:style-name="T3">534 </text:span><text:span text:style-name="T3">(SA</text:span><text:span text:style-name="T3">)</text:span></text:p>
          </draw:text-box>
        </draw:frame>
        <draw:frame draw:style-name="gr5" draw:text-style-name="P6" draw:layer="layout" svg:width="1.255cm" svg:height="0.34cm" svg:x="14.7cm" svg:y="5.508cm">
          <draw:text-box>
            <text:p text:style-name="P5"><text:span text:style-name="T3">EE </text:span><text:span text:style-name="T3">351 </text:span><text:span text:style-name="T3">(SM</text:span><text:span text:style-name="T3">)</text:span></text:p>
          </draw:text-box>
        </draw:frame>
        <draw:frame draw:style-name="gr5" draw:text-style-name="P6" draw:layer="layout" svg:width="0.476cm" svg:height="0.34cm" svg:x="1.295cm" svg:y="5.861cm">
          <draw:text-box>
            <text:p text:style-name="P5"><text:span text:style-name="T1">310</text:span><text:span text:style-name="T1">1</text:span></text:p>
          </draw:text-box>
        </draw:frame>
        <draw:frame draw:style-name="gr5" draw:text-style-name="P6" draw:layer="layout" svg:width="1.412cm" svg:height="0.34cm" svg:x="2.244cm" svg:y="5.861cm">
          <draw:text-box>
            <text:p text:style-name="P5"><text:span text:style-name="T3">EE </text:span><text:span text:style-name="T3">230 </text:span><text:span text:style-name="T3">T </text:span><text:span text:style-name="T3">(SA</text:span><text:span text:style-name="T3">)</text:span></text:p>
          </draw:text-box>
        </draw:frame>
        <draw:frame draw:style-name="gr5" draw:text-style-name="P6" draw:layer="layout" svg:width="1.255cm" svg:height="0.34cm" svg:x="4.251cm" svg:y="5.861cm">
          <draw:text-box>
            <text:p text:style-name="P5"><text:span text:style-name="T3">EE </text:span><text:span text:style-name="T3">503 </text:span><text:span text:style-name="T3">(NN</text:span><text:span text:style-name="T3">)</text:span></text:p>
          </draw:text-box>
        </draw:frame>
        <draw:frame draw:style-name="gr5" draw:text-style-name="P6" draw:layer="layout" svg:width="1.374cm" svg:height="0.34cm" svg:x="8.414cm" svg:y="5.861cm">
          <draw:text-box>
            <text:p text:style-name="P5"><text:span text:style-name="T3">EE </text:span><text:span text:style-name="T3">663 </text:span><text:span text:style-name="T3">(SR</text:span><text:span text:style-name="T3">A)</text:span></text:p>
          </draw:text-box>
        </draw:frame>
        <draw:frame draw:style-name="gr5" draw:text-style-name="P6" draw:layer="layout" svg:width="1.23cm" svg:height="0.34cm" svg:x="10.721cm" svg:y="5.861cm">
          <draw:text-box>
            <text:p text:style-name="P5"><text:span text:style-name="T3">EE </text:span><text:span text:style-name="T3">561 </text:span><text:span text:style-name="T3">(GT</text:span><text:span text:style-name="T3">)</text:span></text:p>
          </draw:text-box>
        </draw:frame>
        <draw:frame draw:style-name="gr5" draw:text-style-name="P6" draw:layer="layout" svg:width="1.348cm" svg:height="0.34cm" svg:x="14.651cm" svg:y="5.861cm">
          <draw:text-box>
            <text:p text:style-name="P5"><text:span text:style-name="T3">EE </text:span><text:span text:style-name="T3">645 </text:span><text:span text:style-name="T3">(HS</text:span><text:span text:style-name="T3">S)</text:span></text:p>
          </draw:text-box>
        </draw:frame>
        <draw:frame draw:style-name="gr5" draw:text-style-name="P6" draw:layer="layout" svg:width="1.374cm" svg:height="0.34cm" svg:x="19.258cm" svg:y="5.861cm">
          <draw:text-box>
            <text:p text:style-name="P5"><text:span text:style-name="T3">EE </text:span><text:span text:style-name="T3">621 </text:span><text:span text:style-name="T3">(PK</text:span><text:span text:style-name="T3">B)</text:span></text:p>
          </draw:text-box>
        </draw:frame>
        <draw:frame draw:style-name="gr5" draw:text-style-name="P6" draw:layer="layout" svg:width="0.476cm" svg:height="0.34cm" svg:x="1.295cm" svg:y="6.213cm">
          <draw:text-box>
            <text:p text:style-name="P5"><text:span text:style-name="T1">410</text:span><text:span text:style-name="T1">1</text:span></text:p>
          </draw:text-box>
        </draw:frame>
        <draw:frame draw:style-name="gr5" draw:text-style-name="P6" draw:layer="layout" svg:width="1.568cm" svg:height="0.34cm" svg:x="2.163cm" svg:y="6.213cm">
          <draw:text-box>
            <text:p text:style-name="P5"><text:span text:style-name="T3">EE </text:span><text:span text:style-name="T3">230 </text:span><text:span text:style-name="T3">T </text:span><text:span text:style-name="T3">(SR</text:span><text:span text:style-name="T3">A)</text:span></text:p>
          </draw:text-box>
        </draw:frame>
        <draw:frame draw:style-name="gr5" draw:text-style-name="P6" draw:layer="layout" svg:width="1.28cm" svg:height="0.34cm" svg:x="8.463cm" svg:y="6.213cm">
          <draw:text-box>
            <text:p text:style-name="P5"><text:span text:style-name="T3">EE </text:span><text:span text:style-name="T3">652 </text:span><text:span text:style-name="T3">(C</text:span><text:span text:style-name="T3">M)</text:span></text:p>
          </draw:text-box>
        </draw:frame>
        <draw:frame draw:style-name="gr5" draw:text-style-name="P6" draw:layer="layout" svg:width="1.242cm" svg:height="0.34cm" svg:x="14.7cm" svg:y="6.213cm">
          <draw:text-box>
            <text:p text:style-name="P5"><text:span text:style-name="T3">EE </text:span><text:span text:style-name="T3">631 </text:span><text:span text:style-name="T3">(CK</text:span><text:span text:style-name="T3">)</text:span></text:p>
          </draw:text-box>
        </draw:frame>
        <draw:frame draw:style-name="gr5" draw:text-style-name="P6" draw:layer="layout" svg:width="1.217cm" svg:height="0.34cm" svg:x="17.046cm" svg:y="6.213cm">
          <draw:text-box>
            <text:p text:style-name="P5"><text:span text:style-name="T3">EE </text:span><text:span text:style-name="T3">634 </text:span><text:span text:style-name="T3">(SG</text:span><text:span text:style-name="T3">)</text:span></text:p>
          </draw:text-box>
        </draw:frame>
        <draw:frame draw:style-name="gr5" draw:text-style-name="P6" draw:layer="layout" svg:width="1.217cm" svg:height="0.34cm" svg:x="19.339cm" svg:y="6.213cm">
          <draw:text-box>
            <text:p text:style-name="P5"><text:span text:style-name="T3">EE </text:span><text:span text:style-name="T3">653 </text:span><text:span text:style-name="T3">(SK</text:span><text:span text:style-name="T3">)</text:span></text:p>
          </draw:text-box>
        </draw:frame>
        <draw:frame draw:style-name="gr5" draw:text-style-name="P6" draw:layer="layout" svg:width="0.408cm" svg:height="0.34cm" svg:x="1.323cm" svg:y="6.566cm">
          <draw:text-box>
            <text:p text:style-name="P5"><text:span text:style-name="T1">La</text:span><text:span text:style-name="T1">b</text:span></text:p>
          </draw:text-box>
        </draw:frame>
        <draw:frame draw:style-name="gr5" draw:text-style-name="P6" draw:layer="layout" svg:width="4.608cm" svg:height="0.34cm" svg:x="4.833cm" svg:y="6.566cm">
          <draw:text-box>
            <text:p text:style-name="P5"><text:span text:style-name="T3">EE </text:span><text:span text:style-name="T3">102 </text:span><text:span text:style-name="T3">(SK</text:span><text:span text:style-name="T3">N; </text:span><text:span text:style-name="T3">Mr. </text:span><text:span text:style-name="T3">J. </text:span><text:span text:style-name="T3">Rab</text:span><text:span text:style-name="T3">ha, </text:span><text:span text:style-name="T3">Elec</text:span><text:span text:style-name="T3">. </text:span><text:span text:style-name="T3">Circ</text:span><text:span text:style-name="T3">uit <text:s/></text:span><text:span text:style-name="T3">Lab </text:span><text:span text:style-name="T3">I)</text:span></text:p>
          </draw:text-box>
        </draw:frame>
        <draw:frame draw:style-name="gr5" draw:text-style-name="P6" draw:layer="layout" svg:width="4.803cm" svg:height="0.34cm" svg:x="15.233cm" svg:y="6.566cm">
          <draw:text-box>
            <text:p text:style-name="P5"><text:span text:style-name="T3">EE </text:span><text:span text:style-name="T3">102 </text:span><text:span text:style-name="T3">(PK</text:span><text:span text:style-name="T3">; </text:span><text:span text:style-name="T3">Mr. </text:span><text:span text:style-name="T3">M. </text:span><text:span text:style-name="T3">R. </text:span><text:span text:style-name="T3">Kha</text:span><text:span text:style-name="T3">n, <text:s/></text:span><text:span text:style-name="T3">Elec</text:span><text:span text:style-name="T3">. </text:span><text:span text:style-name="T3">Circ</text:span><text:span text:style-name="T3">uit <text:s/></text:span><text:span text:style-name="T3">Lab </text:span><text:span text:style-name="T3">I)</text:span></text:p>
          </draw:text-box>
        </draw:frame>
        <draw:frame draw:style-name="gr5" draw:text-style-name="P6" draw:layer="layout" svg:width="0.408cm" svg:height="0.34cm" svg:x="1.323cm" svg:y="6.919cm">
          <draw:text-box>
            <text:p text:style-name="P5"><text:span text:style-name="T1">La</text:span><text:span text:style-name="T1">b</text:span></text:p>
          </draw:text-box>
        </draw:frame>
        <draw:frame draw:style-name="gr5" draw:text-style-name="P6" draw:layer="layout" svg:width="4.765cm" svg:height="0.34cm" svg:x="4.759cm" svg:y="6.919cm">
          <draw:text-box>
            <text:p text:style-name="P5"><text:span text:style-name="T3">EE </text:span><text:span text:style-name="T3">102 </text:span><text:span text:style-name="T3">(RA</text:span><text:span text:style-name="T3">, </text:span><text:span text:style-name="T3">Mr. </text:span><text:span text:style-name="T3">S. </text:span><text:span text:style-name="T3">S. </text:span><text:span text:style-name="T3">Maz</text:span><text:span text:style-name="T3">id, </text:span><text:span text:style-name="T3">Elec</text:span><text:span text:style-name="T3">. </text:span><text:span text:style-name="T3">Circ</text:span><text:span text:style-name="T3">uit </text:span><text:span text:style-name="T3">Lab </text:span><text:span text:style-name="T3">II)</text:span></text:p>
          </draw:text-box>
        </draw:frame>
        <draw:frame draw:style-name="gr5" draw:text-style-name="P6" draw:layer="layout" svg:width="4.671cm" svg:height="0.34cm" svg:x="15.307cm" svg:y="6.919cm">
          <draw:text-box>
            <text:p text:style-name="P5"><text:span text:style-name="T3">EE </text:span><text:span text:style-name="T3">102 </text:span><text:span text:style-name="T3">(C</text:span><text:span text:style-name="T3">M; </text:span><text:span text:style-name="T3">Mr. </text:span><text:span text:style-name="T3">R. </text:span><text:span text:style-name="T3">Bha</text:span><text:span text:style-name="T3">rali, </text:span><text:span text:style-name="T3">Elec</text:span><text:span text:style-name="T3">. </text:span><text:span text:style-name="T3">Circ</text:span><text:span text:style-name="T3">uit </text:span><text:span text:style-name="T3">Lab </text:span><text:span text:style-name="T3">II)</text:span></text:p>
          </draw:text-box>
        </draw:frame>
        <draw:frame draw:style-name="gr5" draw:text-style-name="P6" draw:layer="layout" svg:width="0.408cm" svg:height="0.34cm" svg:x="1.323cm" svg:y="7.296cm">
          <draw:text-box>
            <text:p text:style-name="P5"><text:span text:style-name="T1">La</text:span><text:span text:style-name="T1">b</text:span></text:p>
          </draw:text-box>
        </draw:frame>
        <draw:frame draw:style-name="gr5" draw:text-style-name="P6" draw:layer="layout" svg:width="4.464cm" svg:height="0.34cm" svg:x="4.9cm" svg:y="7.296cm">
          <draw:text-box>
            <text:p text:style-name="P5"><text:span text:style-name="T3">EE </text:span><text:span text:style-name="T3">371 </text:span><text:span text:style-name="T3">(RK</text:span><text:span text:style-name="T3">; <text:s/></text:span><text:span text:style-name="T3">Mr. </text:span><text:span text:style-name="T3">S. </text:span><text:span text:style-name="T3">Son</text:span><text:span text:style-name="T3">owa</text:span><text:span text:style-name="T3">l, </text:span><text:span text:style-name="T3">CI </text:span><text:span text:style-name="T3">Lab</text:span><text:span text:style-name="T3">/ </text:span><text:span text:style-name="T3">SSL</text:span><text:span text:style-name="T3">ab )</text:span></text:p>
          </draw:text-box>
        </draw:frame>
        <draw:frame draw:style-name="gr5" draw:text-style-name="P6" draw:layer="layout" svg:width="4.98cm" svg:height="0.34cm" svg:x="15.145cm" svg:y="7.296cm">
          <draw:text-box>
            <text:p text:style-name="P5"><text:span text:style-name="T3">EE </text:span><text:span text:style-name="T3">204 </text:span><text:span text:style-name="T3">(AK</text:span><text:span text:style-name="T3">G; </text:span><text:span text:style-name="T3">Mr. </text:span><text:span text:style-name="T3">Dim</text:span><text:span text:style-name="T3">pul </text:span><text:span text:style-name="T3">Go</text:span><text:span text:style-name="T3">goi, </text:span><text:span text:style-name="T3">Em</text:span><text:span text:style-name="T3">bd. </text:span><text:span text:style-name="T3">Sys</text:span><text:span text:style-name="T3">t. </text:span><text:span text:style-name="T3">Lab</text:span><text:span text:style-name="T3">)</text:span></text:p>
          </draw:text-box>
        </draw:frame>
        <draw:frame draw:style-name="gr6" draw:text-style-name="P7" draw:layer="layout" svg:width="1.014cm" svg:height="0.31cm" draw:transform="rotate (1.5707963267949) translate (0.619cm 9.37cm)">
          <draw:text-box>
            <text:p text:style-name="P5"><text:span text:style-name="T2">TUE</text:span><text:span text:style-name="T2">SDA</text:span><text:span text:style-name="T2">Y</text:span></text:p>
          </draw:text-box>
        </draw:frame>
        <draw:frame draw:style-name="gr5" draw:text-style-name="P6" draw:layer="layout" svg:width="0.476cm" svg:height="0.34cm" svg:x="1.295cm" svg:y="8.048cm">
          <draw:text-box>
            <text:p text:style-name="P5"><text:span text:style-name="T1">200</text:span><text:span text:style-name="T1">2</text:span></text:p>
          </draw:text-box>
        </draw:frame>
        <draw:frame draw:style-name="gr5" draw:text-style-name="P6" draw:layer="layout" svg:width="1.149cm" svg:height="0.34cm" svg:x="4.311cm" svg:y="8.048cm">
          <draw:text-box>
            <text:p text:style-name="P5"><text:span text:style-name="T3">EE </text:span><text:span text:style-name="T3">525 </text:span><text:span text:style-name="T3">(RI)</text:span></text:p>
          </draw:text-box>
        </draw:frame>
        <draw:frame draw:style-name="gr5" draw:text-style-name="P6" draw:layer="layout" svg:width="0.997cm" svg:height="0.34cm" svg:x="8.611cm" svg:y="8.048cm">
          <draw:text-box>
            <text:p text:style-name="P5"><text:span text:style-name="T3">OE </text:span><text:span text:style-name="T3">II/III </text:span><text:span text:style-name="T3">*</text:span></text:p>
          </draw:text-box>
        </draw:frame>
        <draw:frame draw:style-name="gr5" draw:text-style-name="P6" draw:layer="layout" svg:width="1.361cm" svg:height="0.34cm" svg:x="14.644cm" svg:y="8.048cm">
          <draw:text-box>
            <text:p text:style-name="P5"><text:span text:style-name="T3">EE </text:span><text:span text:style-name="T3">668 </text:span><text:span text:style-name="T3">(SL</text:span><text:span text:style-name="T3">K)</text:span></text:p>
          </draw:text-box>
        </draw:frame>
        <draw:frame draw:style-name="gr5" draw:text-style-name="P6" draw:layer="layout" svg:width="1.204cm" svg:height="0.34cm" svg:x="17.053cm" svg:y="8.048cm">
          <draw:text-box>
            <text:p text:style-name="P5"><text:span text:style-name="T3">EE </text:span><text:span text:style-name="T3">667 </text:span><text:span text:style-name="T3">(SC</text:span><text:span text:style-name="T3">)</text:span></text:p>
          </draw:text-box>
        </draw:frame>
        <draw:frame draw:style-name="gr5" draw:text-style-name="P6" draw:layer="layout" svg:width="0.476cm" svg:height="0.34cm" svg:x="1.295cm" svg:y="8.422cm">
          <draw:text-box>
            <text:p text:style-name="P5"><text:span text:style-name="T1">220</text:span><text:span text:style-name="T1">1</text:span></text:p>
          </draw:text-box>
        </draw:frame>
        <draw:frame draw:style-name="gr5" draw:text-style-name="P6" draw:layer="layout" svg:width="1.217cm" svg:height="0.34cm" svg:x="2.332cm" svg:y="8.422cm">
          <draw:text-box>
            <text:p text:style-name="P5"><text:span text:style-name="T3">EE </text:span><text:span text:style-name="T3">626 </text:span><text:span text:style-name="T3">(SD</text:span><text:span text:style-name="T3">)</text:span></text:p>
          </draw:text-box>
        </draw:frame>
        <draw:frame draw:style-name="gr5" draw:text-style-name="P6" draw:layer="layout" svg:width="1.242cm" svg:height="0.34cm" svg:x="4.258cm" svg:y="8.422cm">
          <draw:text-box>
            <text:p text:style-name="P5"><text:span text:style-name="T3">EE </text:span><text:span text:style-name="T3">270 </text:span><text:span text:style-name="T3">(RK</text:span><text:span text:style-name="T3">)</text:span></text:p>
          </draw:text-box>
        </draw:frame>
        <draw:frame draw:style-name="gr5" draw:text-style-name="P6" draw:layer="layout" svg:width="1.179cm" svg:height="0.34cm" svg:x="6.272cm" svg:y="8.422cm">
          <draw:text-box>
            <text:p text:style-name="P5"><text:span text:style-name="T3">EE </text:span><text:span text:style-name="T3">221 </text:span><text:span text:style-name="T3">(SS)</text:span></text:p>
          </draw:text-box>
        </draw:frame>
        <draw:frame draw:style-name="gr5" draw:text-style-name="P6" draw:layer="layout" svg:width="1.204cm" svg:height="0.34cm" svg:x="8.502cm" svg:y="8.422cm">
          <draw:text-box>
            <text:p text:style-name="P5"><text:span text:style-name="T3">EE </text:span><text:span text:style-name="T3">203 </text:span><text:span text:style-name="T3">(RP</text:span><text:span text:style-name="T3">)</text:span></text:p>
          </draw:text-box>
        </draw:frame>
        <draw:frame draw:style-name="gr5" draw:text-style-name="P6" draw:layer="layout" svg:width="1.907cm" svg:height="0.34cm" svg:x="14.365cm" svg:y="8.422cm">
          <draw:text-box>
            <text:p text:style-name="P5"><text:span text:style-name="T3">EE </text:span><text:span text:style-name="T3">340 </text:span><text:span text:style-name="T3">(KR</text:span><text:span text:style-name="T3">S/S</text:span><text:span text:style-name="T3">KN)</text:span></text:p>
          </draw:text-box>
        </draw:frame>
        <draw:frame draw:style-name="gr5" draw:text-style-name="P6" draw:layer="layout" svg:width="1.204cm" svg:height="0.34cm" svg:x="17.053cm" svg:y="8.422cm">
          <draw:text-box>
            <text:p text:style-name="P5"><text:span text:style-name="T3">EE </text:span><text:span text:style-name="T3">360 </text:span><text:span text:style-name="T3">(RS</text:span><text:span text:style-name="T3">)</text:span></text:p>
          </draw:text-box>
        </draw:frame>
        <draw:frame draw:style-name="gr5" draw:text-style-name="P6" draw:layer="layout" svg:width="1.242cm" svg:height="0.34cm" svg:x="19.325cm" svg:y="8.422cm">
          <draw:text-box>
            <text:p text:style-name="P5"><text:span text:style-name="T3">EE </text:span><text:span text:style-name="T3">337 </text:span><text:span text:style-name="T3">(AR</text:span><text:span text:style-name="T3">)</text:span></text:p>
          </draw:text-box>
        </draw:frame>
        <draw:frame draw:style-name="gr5" draw:text-style-name="P6" draw:layer="layout" svg:width="0.476cm" svg:height="0.34cm" svg:x="1.295cm" svg:y="8.778cm">
          <draw:text-box>
            <text:p text:style-name="P5"><text:span text:style-name="T1">220</text:span><text:span text:style-name="T1">2</text:span></text:p>
          </draw:text-box>
        </draw:frame>
        <draw:frame draw:style-name="gr5" draw:text-style-name="P6" draw:layer="layout" svg:width="1.217cm" svg:height="0.34cm" svg:x="4.272cm" svg:y="8.778cm">
          <draw:text-box>
            <text:p text:style-name="P5"><text:span text:style-name="T3">EE </text:span><text:span text:style-name="T3">534 </text:span><text:span text:style-name="T3">(SA</text:span><text:span text:style-name="T3">)</text:span></text:p>
          </draw:text-box>
        </draw:frame>
        <draw:frame draw:style-name="gr5" draw:text-style-name="P6" draw:layer="layout" svg:width="1.255cm" svg:height="0.34cm" svg:x="6.23cm" svg:y="8.778cm">
          <draw:text-box>
            <text:p text:style-name="P5"><text:span text:style-name="T3">EE </text:span><text:span text:style-name="T3">636 </text:span><text:span text:style-name="T3">(KK</text:span><text:span text:style-name="T3">)</text:span></text:p>
          </draw:text-box>
        </draw:frame>
        <draw:frame draw:style-name="gr5" draw:text-style-name="P6" draw:layer="layout" svg:width="1.28cm" svg:height="0.34cm" svg:x="8.463cm" svg:y="8.778cm">
          <draw:text-box>
            <text:p text:style-name="P5"><text:span text:style-name="T3">EE </text:span><text:span text:style-name="T3">652 </text:span><text:span text:style-name="T3">(C</text:span><text:span text:style-name="T3">M)</text:span></text:p>
          </draw:text-box>
        </draw:frame>
        <draw:frame draw:style-name="gr5" draw:text-style-name="P6" draw:layer="layout" svg:width="1.306cm" svg:height="0.34cm" svg:x="10.686cm" svg:y="8.778cm">
          <draw:text-box>
            <text:p text:style-name="P5"><text:span text:style-name="T3">EE </text:span><text:span text:style-name="T3">533 </text:span><text:span text:style-name="T3">(SJ</text:span><text:span text:style-name="T3">D)</text:span></text:p>
          </draw:text-box>
        </draw:frame>
        <draw:frame draw:style-name="gr5" draw:text-style-name="P6" draw:layer="layout" svg:width="1.242cm" svg:height="0.34cm" svg:x="19.325cm" svg:y="8.778cm">
          <draw:text-box>
            <text:p text:style-name="P5"><text:span text:style-name="T3">EE </text:span><text:span text:style-name="T3">385 </text:span><text:span text:style-name="T3">(RA</text:span><text:span text:style-name="T3">)</text:span></text:p>
          </draw:text-box>
        </draw:frame>
        <draw:frame draw:style-name="gr5" draw:text-style-name="P6" draw:layer="layout" svg:width="0.476cm" svg:height="0.34cm" svg:x="1.295cm" svg:y="9.131cm">
          <draw:text-box>
            <text:p text:style-name="P5"><text:span text:style-name="T1">310</text:span><text:span text:style-name="T1">1</text:span></text:p>
          </draw:text-box>
        </draw:frame>
        <draw:frame draw:style-name="gr5" draw:text-style-name="P6" draw:layer="layout" svg:width="1.374cm" svg:height="0.34cm" svg:x="2.251cm" svg:y="9.131cm">
          <draw:text-box>
            <text:p text:style-name="P5"><text:span text:style-name="T3">EE </text:span><text:span text:style-name="T3">333 </text:span><text:span text:style-name="T3">(SK</text:span><text:span text:style-name="T3">B)</text:span></text:p>
          </draw:text-box>
        </draw:frame>
        <draw:frame draw:style-name="gr5" draw:text-style-name="P6" draw:layer="layout" svg:width="1.255cm" svg:height="0.34cm" svg:x="4.251cm" svg:y="9.131cm">
          <draw:text-box>
            <text:p text:style-name="P5"><text:span text:style-name="T3">EE </text:span><text:span text:style-name="T3">503 </text:span><text:span text:style-name="T3">(NN</text:span><text:span text:style-name="T3">)</text:span></text:p>
          </draw:text-box>
        </draw:frame>
        <draw:frame draw:style-name="gr5" draw:text-style-name="P6" draw:layer="layout" svg:width="1.374cm" svg:height="0.34cm" svg:x="6.17cm" svg:y="9.131cm">
          <draw:text-box>
            <text:p text:style-name="P5"><text:span text:style-name="T3">EE </text:span><text:span text:style-name="T3">663 </text:span><text:span text:style-name="T3">(SR</text:span><text:span text:style-name="T3">A)</text:span></text:p>
          </draw:text-box>
        </draw:frame>
        <draw:frame draw:style-name="gr5" draw:text-style-name="P6" draw:layer="layout" svg:width="1.374cm" svg:height="0.34cm" svg:x="16.965cm" svg:y="9.131cm">
          <draw:text-box>
            <text:p text:style-name="P5"><text:span text:style-name="T3">EE </text:span><text:span text:style-name="T3">621 </text:span><text:span text:style-name="T3">(PK</text:span><text:span text:style-name="T3">B)</text:span></text:p>
          </draw:text-box>
        </draw:frame>
        <draw:frame draw:style-name="gr5" draw:text-style-name="P6" draw:layer="layout" svg:width="1.45cm" svg:height="0.34cm" svg:x="19.223cm" svg:y="9.131cm">
          <draw:text-box>
            <text:p text:style-name="P5"><text:span text:style-name="T3">EE </text:span><text:span text:style-name="T3">625 </text:span><text:span text:style-name="T3">(M</text:span><text:span text:style-name="T3">KB)</text:span></text:p>
          </draw:text-box>
        </draw:frame>
        <draw:frame draw:style-name="gr5" draw:text-style-name="P6" draw:layer="layout" svg:width="0.476cm" svg:height="0.34cm" svg:x="1.295cm" svg:y="9.484cm">
          <draw:text-box>
            <text:p text:style-name="P5"><text:span text:style-name="T1">410</text:span><text:span text:style-name="T1">1</text:span></text:p>
          </draw:text-box>
        </draw:frame>
        <draw:frame draw:style-name="gr5" draw:text-style-name="P6" draw:layer="layout" svg:width="1.217cm" svg:height="0.34cm" svg:x="2.332cm" svg:y="9.484cm">
          <draw:text-box>
            <text:p text:style-name="P5"><text:span text:style-name="T3">EE </text:span><text:span text:style-name="T3">580 </text:span><text:span text:style-name="T3">(PK</text:span><text:span text:style-name="T3">)</text:span></text:p>
          </draw:text-box>
        </draw:frame>
        <draw:frame draw:style-name="gr5" draw:text-style-name="P6" draw:layer="layout" svg:width="1.162cm" svg:height="0.34cm" svg:x="4.304cm" svg:y="9.484cm">
          <draw:text-box>
            <text:p text:style-name="P5"><text:span text:style-name="T3">EE </text:span><text:span text:style-name="T3">551 </text:span><text:span text:style-name="T3">(IK)</text:span></text:p>
          </draw:text-box>
        </draw:frame>
        <draw:frame draw:style-name="gr5" draw:text-style-name="P6" draw:layer="layout" svg:width="1.217cm" svg:height="0.34cm" svg:x="14.714cm" svg:y="9.484cm">
          <draw:text-box>
            <text:p text:style-name="P5"><text:span text:style-name="T3">EE </text:span><text:span text:style-name="T3">634 </text:span><text:span text:style-name="T3">(SG</text:span><text:span text:style-name="T3">)</text:span></text:p>
          </draw:text-box>
        </draw:frame>
        <draw:frame draw:style-name="gr5" draw:text-style-name="P6" draw:layer="layout" svg:width="1.217cm" svg:height="0.34cm" svg:x="17.046cm" svg:y="9.484cm">
          <draw:text-box>
            <text:p text:style-name="P5"><text:span text:style-name="T3">EE </text:span><text:span text:style-name="T3">653 </text:span><text:span text:style-name="T3">(SK</text:span><text:span text:style-name="T3">)</text:span></text:p>
          </draw:text-box>
        </draw:frame>
        <draw:frame draw:style-name="gr5" draw:text-style-name="P6" draw:layer="layout" svg:width="1.192cm" svg:height="0.34cm" svg:x="19.353cm" svg:y="9.484cm">
          <draw:text-box>
            <text:p text:style-name="P5"><text:span text:style-name="T3">EE </text:span><text:span text:style-name="T3">673 </text:span><text:span text:style-name="T3">(PT)</text:span></text:p>
          </draw:text-box>
        </draw:frame>
        <draw:frame draw:style-name="gr5" draw:text-style-name="P6" draw:layer="layout" svg:width="0.408cm" svg:height="0.34cm" svg:x="1.323cm" svg:y="9.836cm">
          <draw:text-box>
            <text:p text:style-name="P5"><text:span text:style-name="T1">La</text:span><text:span text:style-name="T1">b</text:span></text:p>
          </draw:text-box>
        </draw:frame>
        <draw:frame draw:style-name="gr5" draw:text-style-name="P6" draw:layer="layout" svg:width="4.875cm" svg:height="0.34cm" svg:x="4.703cm" svg:y="9.836cm">
          <draw:text-box>
            <text:p text:style-name="P5"><text:span text:style-name="T3">EE </text:span><text:span text:style-name="T3">102 </text:span><text:span text:style-name="T3">(HS</text:span><text:span text:style-name="T3">S; </text:span><text:span text:style-name="T3">Mr. </text:span><text:span text:style-name="T3">M. </text:span><text:span text:style-name="T3">R. </text:span><text:span text:style-name="T3">Kha</text:span><text:span text:style-name="T3">n, </text:span><text:span text:style-name="T3">Elec</text:span><text:span text:style-name="T3">. </text:span><text:span text:style-name="T3">Circ</text:span><text:span text:style-name="T3">uit <text:s/></text:span><text:span text:style-name="T3">Lab </text:span><text:span text:style-name="T3">I)</text:span></text:p>
          </draw:text-box>
        </draw:frame>
        <draw:frame draw:style-name="gr5" draw:text-style-name="P6" draw:layer="layout" svg:width="4.705cm" svg:height="0.34cm" svg:x="15.282cm" svg:y="9.836cm">
          <draw:text-box>
            <text:p text:style-name="P5"><text:span text:style-name="T3">EE </text:span><text:span text:style-name="T3">102 </text:span><text:span text:style-name="T3">(LN</text:span><text:span text:style-name="T3">S; </text:span><text:span text:style-name="T3">Mr. </text:span><text:span text:style-name="T3">R. </text:span><text:span text:style-name="T3">Sin</text:span><text:span text:style-name="T3">gha</text:span><text:span text:style-name="T3">, </text:span><text:span text:style-name="T3">Elec</text:span><text:span text:style-name="T3">. </text:span><text:span text:style-name="T3">Circ</text:span><text:span text:style-name="T3">uit <text:s/></text:span><text:span text:style-name="T3">Lab </text:span><text:span text:style-name="T3">I)</text:span></text:p>
          </draw:text-box>
        </draw:frame>
        <draw:frame draw:style-name="gr5" draw:text-style-name="P6" draw:layer="layout" svg:width="0.408cm" svg:height="0.34cm" svg:x="1.323cm" svg:y="10.189cm">
          <draw:text-box>
            <text:p text:style-name="P5"><text:span text:style-name="T1">La</text:span><text:span text:style-name="T1">b</text:span></text:p>
          </draw:text-box>
        </draw:frame>
        <draw:frame draw:style-name="gr5" draw:text-style-name="P6" draw:layer="layout" svg:width="4.841cm" svg:height="0.34cm" svg:x="4.717cm" svg:y="10.189cm">
          <draw:text-box>
            <text:p text:style-name="P5"><text:span text:style-name="T3">EE </text:span><text:span text:style-name="T3">102 </text:span><text:span text:style-name="T3">(CK</text:span><text:span text:style-name="T3">, </text:span><text:span text:style-name="T3">Mr. </text:span><text:span text:style-name="T3">U. </text:span><text:span text:style-name="T3">K. </text:span><text:span text:style-name="T3">Sar</text:span><text:span text:style-name="T3">ma, </text:span><text:span text:style-name="T3">Elec</text:span><text:span text:style-name="T3">. </text:span><text:span text:style-name="T3">Circ</text:span><text:span text:style-name="T3">uit </text:span><text:span text:style-name="T3">Lab </text:span><text:span text:style-name="T3">II)</text:span></text:p>
          </draw:text-box>
        </draw:frame>
        <draw:frame draw:style-name="gr5" draw:text-style-name="P6" draw:layer="layout" svg:width="4.887cm" svg:height="0.34cm" svg:x="15.198cm" svg:y="10.189cm">
          <draw:text-box>
            <text:p text:style-name="P5"><text:span text:style-name="T3">EE </text:span><text:span text:style-name="T3">102 </text:span><text:span text:style-name="T3">(PB</text:span><text:span text:style-name="T3">B; </text:span><text:span text:style-name="T3">Mr. </text:span><text:span text:style-name="T3">S. </text:span><text:span text:style-name="T3">S. </text:span><text:span text:style-name="T3">Maz</text:span><text:span text:style-name="T3">id, </text:span><text:span text:style-name="T3">Elec</text:span><text:span text:style-name="T3">. </text:span><text:span text:style-name="T3">Circ</text:span><text:span text:style-name="T3">uit </text:span><text:span text:style-name="T3">Lab </text:span><text:span text:style-name="T3">II)</text:span></text:p>
          </draw:text-box>
        </draw:frame>
        <draw:frame draw:style-name="gr5" draw:text-style-name="P6" draw:layer="layout" svg:width="0.408cm" svg:height="0.34cm" svg:x="1.323cm" svg:y="10.542cm">
          <draw:text-box>
            <text:p text:style-name="P5"><text:span text:style-name="T1">La</text:span><text:span text:style-name="T1">b</text:span></text:p>
          </draw:text-box>
        </draw:frame>
        <draw:frame draw:style-name="gr5" draw:text-style-name="P6" draw:layer="layout" svg:width="3.626cm" svg:height="0.34cm" svg:x="6.332cm" svg:y="10.542cm">
          <draw:text-box>
            <text:p text:style-name="P5"><text:span text:style-name="T3">EE </text:span><text:span text:style-name="T3">304 </text:span><text:span text:style-name="T3">(SR</text:span><text:span text:style-name="T3">A; </text:span><text:span text:style-name="T3">LN</text:span><text:span text:style-name="T3">S, </text:span><text:span text:style-name="T3">Em</text:span><text:span text:style-name="T3">bd. </text:span><text:span text:style-name="T3">Sys</text:span><text:span text:style-name="T3">t. </text:span><text:span text:style-name="T3">Lab</text:span><text:span text:style-name="T3">)</text:span></text:p>
          </draw:text-box>
        </draw:frame>
        <draw:frame draw:style-name="gr5" draw:text-style-name="P6" draw:layer="layout" svg:width="4.769cm" svg:height="0.34cm" svg:x="15.254cm" svg:y="10.542cm">
          <draw:text-box>
            <text:p text:style-name="P5"><text:span text:style-name="T3">EE </text:span><text:span text:style-name="T3">204 </text:span><text:span text:style-name="T3">(HN</text:span><text:span text:style-name="T3">; Mr </text:span><text:span text:style-name="T3">Dim</text:span><text:span text:style-name="T3">pul </text:span><text:span text:style-name="T3">Go</text:span><text:span text:style-name="T3">goi, </text:span><text:span text:style-name="T3">Em</text:span><text:span text:style-name="T3">bd. </text:span><text:span text:style-name="T3">Sys</text:span><text:span text:style-name="T3">t. </text:span><text:span text:style-name="T3">Lab</text:span><text:span text:style-name="T3">)</text:span></text:p>
          </draw:text-box>
        </draw:frame>
        <draw:frame draw:style-name="gr6" draw:text-style-name="P7" draw:layer="layout" svg:width="1.386cm" svg:height="0.31cm" draw:transform="rotate (1.5707963267949) translate (0.619cm 13.081cm)">
          <draw:text-box>
            <text:p text:style-name="P5"><text:span text:style-name="T2">WEDNE</text:span><text:span text:style-name="T2">SDAY</text:span></text:p>
          </draw:text-box>
        </draw:frame>
        <draw:frame draw:style-name="gr5" draw:text-style-name="P6" draw:layer="layout" svg:width="0.476cm" svg:height="0.34cm" svg:x="1.295cm" svg:y="11.269cm">
          <draw:text-box>
            <text:p text:style-name="P5"><text:span text:style-name="T1">200</text:span><text:span text:style-name="T1">2</text:span></text:p>
          </draw:text-box>
        </draw:frame>
        <draw:frame draw:style-name="gr5" draw:text-style-name="P6" draw:layer="layout" svg:width="1.568cm" svg:height="0.34cm" svg:x="2.163cm" svg:y="11.269cm">
          <draw:text-box>
            <text:p text:style-name="P5"><text:span text:style-name="T3">EE </text:span><text:span text:style-name="T3">221 </text:span><text:span text:style-name="T3">T </text:span><text:span text:style-name="T3">(PK</text:span><text:span text:style-name="T3">B)</text:span></text:p>
          </draw:text-box>
        </draw:frame>
        <draw:frame draw:style-name="gr5" draw:text-style-name="P6" draw:layer="layout" svg:width="1.581cm" svg:height="0.34cm" svg:x="10.545cm" svg:y="11.269cm">
          <draw:text-box>
            <text:p text:style-name="P5"><text:span text:style-name="T3">EE </text:span><text:span text:style-name="T3">213</text:span><text:span text:style-name="T3">M </text:span><text:span text:style-name="T3">(RK</text:span><text:span text:style-name="T3">S)</text:span></text:p>
          </draw:text-box>
        </draw:frame>
        <draw:frame draw:style-name="gr5" draw:text-style-name="P6" draw:layer="layout" svg:width="1.204cm" svg:height="0.34cm" svg:x="14.721cm" svg:y="11.269cm">
          <draw:text-box>
            <text:p text:style-name="P5"><text:span text:style-name="T3">EE </text:span><text:span text:style-name="T3">667 </text:span><text:span text:style-name="T3">(SC</text:span><text:span text:style-name="T3">)</text:span></text:p>
          </draw:text-box>
        </draw:frame>
        <draw:frame draw:style-name="gr5" draw:text-style-name="P6" draw:layer="layout" svg:width="1.141cm" svg:height="0.34cm" svg:x="19.375cm" svg:y="11.269cm">
          <draw:text-box>
            <text:p text:style-name="P5"><text:span text:style-name="T3">EE </text:span><text:span text:style-name="T3">647 </text:span><text:span text:style-name="T3">MA</text:span></text:p>
          </draw:text-box>
        </draw:frame>
        <draw:frame draw:style-name="gr5" draw:text-style-name="P6" draw:layer="layout" svg:width="0.476cm" svg:height="0.34cm" svg:x="1.295cm" svg:y="11.671cm">
          <draw:text-box>
            <text:p text:style-name="P5"><text:span text:style-name="T1">220</text:span><text:span text:style-name="T1">1</text:span></text:p>
          </draw:text-box>
        </draw:frame>
        <draw:frame draw:style-name="gr5" draw:text-style-name="P6" draw:layer="layout" svg:width="1.412cm" svg:height="0.34cm" svg:x="2.244cm" svg:y="11.671cm">
          <draw:text-box>
            <text:p text:style-name="P5"><text:span text:style-name="T3">EE </text:span><text:span text:style-name="T3">221 </text:span><text:span text:style-name="T3">T </text:span><text:span text:style-name="T3">(SD</text:span><text:span text:style-name="T3">)</text:span></text:p>
          </draw:text-box>
        </draw:frame>
        <draw:frame draw:style-name="gr5" draw:text-style-name="P6" draw:layer="layout" svg:width="1.204cm" svg:height="0.34cm" svg:x="6.258cm" svg:y="11.671cm">
          <draw:text-box>
            <text:p text:style-name="P5"><text:span text:style-name="T3">EE </text:span><text:span text:style-name="T3">203 </text:span><text:span text:style-name="T3">(RP</text:span><text:span text:style-name="T3">)</text:span></text:p>
          </draw:text-box>
        </draw:frame>
        <draw:frame draw:style-name="gr5" draw:text-style-name="P6" draw:layer="layout" svg:width="1.179cm" svg:height="0.34cm" svg:x="8.516cm" svg:y="11.671cm">
          <draw:text-box>
            <text:p text:style-name="P5"><text:span text:style-name="T3">EE </text:span><text:span text:style-name="T3">221 </text:span><text:span text:style-name="T3">(SS)</text:span></text:p>
          </draw:text-box>
        </draw:frame>
        <draw:frame draw:style-name="gr5" draw:text-style-name="P6" draw:layer="layout" svg:width="1.374cm" svg:height="0.34cm" svg:x="10.647cm" svg:y="11.671cm">
          <draw:text-box>
            <text:p text:style-name="P5"><text:span text:style-name="T3">EE </text:span><text:span text:style-name="T3">642 </text:span><text:span text:style-name="T3">(KR</text:span><text:span text:style-name="T3">S)</text:span></text:p>
          </draw:text-box>
        </draw:frame>
        <draw:frame draw:style-name="gr5" draw:text-style-name="P6" draw:layer="layout" svg:width="1.424cm" svg:height="0.34cm" svg:x="12.548cm" svg:y="11.671cm">
          <draw:text-box>
            <text:p text:style-name="P5"><text:span text:style-name="T3">EE </text:span><text:span text:style-name="T3">322</text:span><text:span text:style-name="T3">M </text:span><text:span text:style-name="T3">(PG</text:span><text:span text:style-name="T3">)</text:span></text:p>
          </draw:text-box>
        </draw:frame>
        <draw:frame draw:style-name="gr5" draw:text-style-name="P6" draw:layer="layout" svg:width="1.204cm" svg:height="0.34cm" svg:x="14.721cm" svg:y="11.671cm">
          <draw:text-box>
            <text:p text:style-name="P5"><text:span text:style-name="T3">EE </text:span><text:span text:style-name="T3">360 </text:span><text:span text:style-name="T3">(RS</text:span><text:span text:style-name="T3">)</text:span></text:p>
          </draw:text-box>
        </draw:frame>
        <draw:frame draw:style-name="gr5" draw:text-style-name="P6" draw:layer="layout" svg:width="1.242cm" svg:height="0.34cm" svg:x="17.032cm" svg:y="11.671cm">
          <draw:text-box>
            <text:p text:style-name="P5"><text:span text:style-name="T3">EE </text:span><text:span text:style-name="T3">337 </text:span><text:span text:style-name="T3">(AR</text:span><text:span text:style-name="T3">)</text:span></text:p>
          </draw:text-box>
        </draw:frame>
        <draw:frame draw:style-name="gr5" draw:text-style-name="P6" draw:layer="layout" svg:width="1.268cm" svg:height="0.34cm" svg:x="19.318cm" svg:y="11.671cm">
          <draw:text-box>
            <text:p text:style-name="P5"><text:span text:style-name="T3">EE </text:span><text:span text:style-name="T3">657 </text:span><text:span text:style-name="T3">(TJ)</text:span><text:span text:style-name="T3">#</text:span></text:p>
          </draw:text-box>
        </draw:frame>
        <draw:frame draw:style-name="gr5" draw:text-style-name="P6" draw:layer="layout" svg:width="0.476cm" svg:height="0.34cm" svg:x="1.295cm" svg:y="12.024cm">
          <draw:text-box>
            <text:p text:style-name="P5"><text:span text:style-name="T1">220</text:span><text:span text:style-name="T1">2</text:span></text:p>
          </draw:text-box>
        </draw:frame>
        <draw:frame draw:style-name="gr5" draw:text-style-name="P6" draw:layer="layout" svg:width="1.437cm" svg:height="0.34cm" svg:x="2.23cm" svg:y="12.024cm">
          <draw:text-box>
            <text:p text:style-name="P5"><text:span text:style-name="T3">EE </text:span><text:span text:style-name="T3">221 </text:span><text:span text:style-name="T3">T </text:span><text:span text:style-name="T3">(AR</text:span><text:span text:style-name="T3">)</text:span></text:p>
          </draw:text-box>
        </draw:frame>
        <draw:frame draw:style-name="gr5" draw:text-style-name="P6" draw:layer="layout" svg:width="1.217cm" svg:height="0.34cm" svg:x="4.272cm" svg:y="12.024cm">
          <draw:text-box>
            <text:p text:style-name="P5"><text:span text:style-name="T3">EE </text:span><text:span text:style-name="T3">534 </text:span><text:span text:style-name="T3">(SA</text:span><text:span text:style-name="T3">)</text:span></text:p>
          </draw:text-box>
        </draw:frame>
        <draw:frame draw:style-name="gr5" draw:text-style-name="P6" draw:layer="layout" svg:width="1.306cm" svg:height="0.34cm" svg:x="8.449cm" svg:y="12.024cm">
          <draw:text-box>
            <text:p text:style-name="P5"><text:span text:style-name="T3">EE </text:span><text:span text:style-name="T3">533 </text:span><text:span text:style-name="T3">(SJ</text:span><text:span text:style-name="T3">D)</text:span></text:p>
          </draw:text-box>
        </draw:frame>
        <draw:frame draw:style-name="gr5" draw:text-style-name="P6" draw:layer="layout" svg:width="1.242cm" svg:height="0.34cm" svg:x="17.032cm" svg:y="12.024cm">
          <draw:text-box>
            <text:p text:style-name="P5"><text:span text:style-name="T3">EE </text:span><text:span text:style-name="T3">385 </text:span><text:span text:style-name="T3">(RA</text:span><text:span text:style-name="T3">)</text:span></text:p>
          </draw:text-box>
        </draw:frame>
        <draw:frame draw:style-name="gr5" draw:text-style-name="P6" draw:layer="layout" svg:width="1.255cm" svg:height="0.34cm" svg:x="19.318cm" svg:y="12.024cm">
          <draw:text-box>
            <text:p text:style-name="P5"><text:span text:style-name="T3">EE </text:span><text:span text:style-name="T3">632 </text:span><text:span text:style-name="T3">(KD</text:span><text:span text:style-name="T3">)</text:span></text:p>
          </draw:text-box>
        </draw:frame>
        <draw:frame draw:style-name="gr5" draw:text-style-name="P6" draw:layer="layout" svg:width="0.476cm" svg:height="0.34cm" svg:x="1.295cm" svg:y="12.376cm">
          <draw:text-box>
            <text:p text:style-name="P5"><text:span text:style-name="T1">3101</text:span></text:p>
          </draw:text-box>
        </draw:frame>
        <draw:frame draw:style-name="gr5" draw:text-style-name="P6" draw:layer="layout" svg:width="1.374cm" svg:height="0.34cm" svg:x="2.265cm" svg:y="12.376cm">
          <draw:text-box>
            <text:p text:style-name="P5"><text:span text:style-name="T3">EE </text:span><text:span text:style-name="T3">22</text:span><text:span text:style-name="T3">1 T </text:span><text:span text:style-name="T3">(S</text:span><text:span text:style-name="T3">S)</text:span></text:p>
          </draw:text-box>
        </draw:frame>
        <draw:frame draw:style-name="gr5" draw:text-style-name="P6" draw:layer="layout" svg:width="1.23cm" svg:height="0.34cm" svg:x="10.721cm" svg:y="12.376cm">
          <draw:text-box>
            <text:p text:style-name="P5"><text:span text:style-name="T3">EE </text:span><text:span text:style-name="T3">561 </text:span><text:span text:style-name="T3">(GT)</text:span></text:p>
          </draw:text-box>
        </draw:frame>
        <draw:frame draw:style-name="gr5" draw:text-style-name="P6" draw:layer="layout" svg:width="1.374cm" svg:height="0.34cm" svg:x="14.637cm" svg:y="12.376cm">
          <draw:text-box>
            <text:p text:style-name="P5"><text:span text:style-name="T3">EE </text:span><text:span text:style-name="T3">621 </text:span><text:span text:style-name="T3">(PKB)</text:span></text:p>
          </draw:text-box>
        </draw:frame>
        <draw:frame draw:style-name="gr5" draw:text-style-name="P6" draw:layer="layout" svg:width="1.45cm" svg:height="0.34cm" svg:x="16.93cm" svg:y="12.376cm">
          <draw:text-box>
            <text:p text:style-name="P5"><text:span text:style-name="T3">E</text:span><text:span text:style-name="T3">E</text:span><text:span text:style-name="T3"> </text:span><text:span text:style-name="T3">6</text:span><text:span text:style-name="T3">2</text:span><text:span text:style-name="T3">5</text:span><text:span text:style-name="T3"> </text:span><text:span text:style-name="T3">(</text:span><text:span text:style-name="T3">M</text:span><text:span text:style-name="T3">K</text:span><text:span text:style-name="T3">B</text:span><text:span text:style-name="T3">)</text:span></text:p>
          </draw:text-box>
        </draw:frame>
        <draw:frame draw:style-name="gr5" draw:text-style-name="P6" draw:layer="layout" svg:width="0.476cm" svg:height="0.34cm" svg:x="1.295cm" svg:y="12.729cm">
          <draw:text-box>
            <text:p text:style-name="P5"><text:span text:style-name="T1">4101</text:span></text:p>
          </draw:text-box>
        </draw:frame>
        <draw:frame draw:style-name="gr5" draw:text-style-name="P6" draw:layer="layout" svg:width="1.412cm" svg:height="0.34cm" svg:x="2.244cm" svg:y="12.729cm">
          <draw:text-box>
            <text:p text:style-name="P5"><text:span text:style-name="T3">E</text:span><text:span text:style-name="T3">E</text:span><text:span text:style-name="T3"> </text:span><text:span text:style-name="T3">2</text:span><text:span text:style-name="T3">2</text:span><text:span text:style-name="T3">1</text:span><text:span text:style-name="T3"> </text:span><text:span text:style-name="T3">T</text:span><text:span text:style-name="T3"> </text:span><text:span text:style-name="T3">(</text:span><text:span text:style-name="T3">S</text:span><text:span text:style-name="T3">K</text:span><text:span text:style-name="T3">)</text:span></text:p>
          </draw:text-box>
        </draw:frame>
        <draw:frame draw:style-name="gr5" draw:text-style-name="P6" draw:layer="layout" svg:width="1.217cm" svg:height="0.34cm" svg:x="14.714cm" svg:y="12.729cm">
          <draw:text-box>
            <text:p text:style-name="P5"><text:span text:style-name="T3">E</text:span><text:span text:style-name="T3">E </text:span><text:span text:style-name="T3">6</text:span><text:span text:style-name="T3">5</text:span><text:span text:style-name="T3">3 </text:span><text:span text:style-name="T3">(S</text:span><text:span text:style-name="T3">K</text:span><text:span text:style-name="T3">)</text:span></text:p>
          </draw:text-box>
        </draw:frame>
        <draw:frame draw:style-name="gr5" draw:text-style-name="P6" draw:layer="layout" svg:width="1.192cm" svg:height="0.34cm" svg:x="17.06cm" svg:y="12.729cm">
          <draw:text-box>
            <text:p text:style-name="P5"><text:span text:style-name="T3">E</text:span><text:span text:style-name="T3">E</text:span><text:span text:style-name="T3"> </text:span><text:span text:style-name="T3">6</text:span><text:span text:style-name="T3">7</text:span><text:span text:style-name="T3">3</text:span><text:span text:style-name="T3"> </text:span><text:span text:style-name="T3">(</text:span><text:span text:style-name="T3">P</text:span><text:span text:style-name="T3">T</text:span><text:span text:style-name="T3">)</text:span></text:p>
          </draw:text-box>
        </draw:frame>
        <draw:frame draw:style-name="gr5" draw:text-style-name="P6" draw:layer="layout" svg:width="1.217cm" svg:height="0.34cm" svg:x="19.339cm" svg:y="12.729cm">
          <draw:text-box>
            <text:p text:style-name="P5"><text:span text:style-name="T3">EE </text:span><text:span text:style-name="T3">646 </text:span><text:span text:style-name="T3">(SN)</text:span></text:p>
          </draw:text-box>
        </draw:frame>
        <draw:frame draw:style-name="gr5" draw:text-style-name="P6" draw:layer="layout" svg:width="0.408cm" svg:height="0.34cm" svg:x="1.323cm" svg:y="13.128cm">
          <draw:text-box>
            <text:p text:style-name="P5"><text:span text:style-name="T1">L</text:span><text:span text:style-name="T1">a</text:span><text:span text:style-name="T1">b</text:span></text:p>
          </draw:text-box>
        </draw:frame>
        <draw:frame draw:style-name="gr5" draw:text-style-name="P6" draw:layer="layout" svg:width="4.955cm" svg:height="0.34cm" svg:x="4.657cm" svg:y="13.128cm">
          <draw:text-box>
            <text:p text:style-name="P5"><text:span text:style-name="T3">EE </text:span><text:span text:style-name="T3">102 </text:span><text:span text:style-name="T3">(SK</text:span><text:span text:style-name="T3">B, </text:span><text:span text:style-name="T3">Mr. </text:span><text:span text:style-name="T3">U. </text:span><text:span text:style-name="T3">K. </text:span><text:span text:style-name="T3">Sar</text:span><text:span text:style-name="T3">ma, </text:span><text:span text:style-name="T3">Elec</text:span><text:span text:style-name="T3">. </text:span><text:span text:style-name="T3">Circ</text:span><text:span text:style-name="T3">uit <text:s/></text:span><text:span text:style-name="T3">Lab </text:span><text:span text:style-name="T3">I)</text:span></text:p>
          </draw:text-box>
        </draw:frame>
        <draw:frame draw:style-name="gr5" draw:text-style-name="P6" draw:layer="layout" svg:width="4.477cm" svg:height="0.34cm" svg:x="15.392cm" svg:y="13.128cm">
          <draw:text-box>
            <text:p text:style-name="P5"><text:span text:style-name="T3">E</text:span><text:span text:style-name="T3">E</text:span><text:span text:style-name="T3"> </text:span><text:span text:style-name="T3">1</text:span><text:span text:style-name="T3">0</text:span><text:span text:style-name="T3">2</text:span><text:span text:style-name="T3"> </text:span><text:span text:style-name="T3">(</text:span><text:span text:style-name="T3">K</text:span><text:span text:style-name="T3">K</text:span><text:span text:style-name="T3">; </text:span><text:span text:style-name="T3">M</text:span><text:span text:style-name="T3">r</text:span><text:span text:style-name="T3">. </text:span><text:span text:style-name="T3">J</text:span><text:span text:style-name="T3">. </text:span><text:span text:style-name="T3">R</text:span><text:span text:style-name="T3">a</text:span><text:span text:style-name="T3">b</text:span><text:span text:style-name="T3">h</text:span><text:span text:style-name="T3">a</text:span><text:span text:style-name="T3">, </text:span><text:span text:style-name="T3">E</text:span><text:span text:style-name="T3">l</text:span><text:span text:style-name="T3">e</text:span><text:span text:style-name="T3">c</text:span><text:span text:style-name="T3">.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 </text:span><text:span text:style-name="T3"><text:s/></text:span><text:span text:style-name="T3">L</text:span><text:span text:style-name="T3">a</text:span><text:span text:style-name="T3">b</text:span><text:span text:style-name="T3"> </text:span><text:span text:style-name="T3">I</text:span><text:span text:style-name="T3">)</text:span></text:p>
          </draw:text-box>
        </draw:frame>
        <draw:frame draw:style-name="gr5" draw:text-style-name="P6" draw:layer="layout" svg:width="0.408cm" svg:height="0.34cm" svg:x="1.323cm" svg:y="13.484cm">
          <draw:text-box>
            <text:p text:style-name="P5"><text:span text:style-name="T1">Lab</text:span></text:p>
          </draw:text-box>
        </draw:frame>
        <draw:frame draw:style-name="gr5" draw:text-style-name="P6" draw:layer="layout" svg:width="4.511cm" svg:height="0.34cm" svg:x="4.893cm" svg:y="13.484cm">
          <draw:text-box>
            <text:p text:style-name="P5"><text:span text:style-name="T3">EE 102 </text:span><text:span text:style-name="T3">(TJ; Mr. </text:span><text:span text:style-name="T3">R. </text:span><text:span text:style-name="T3">Singha</text:span><text:span text:style-name="T3">, Elec. </text:span><text:span text:style-name="T3">Circuit </text:span><text:span text:style-name="T3">Lab II)</text:span></text:p>
          </draw:text-box>
        </draw:frame>
        <draw:frame draw:style-name="gr5" draw:text-style-name="P6" draw:layer="layout" svg:width="4.803cm" svg:height="0.34cm" svg:x="15.24cm" svg:y="13.484cm">
          <draw:text-box>
            <text:p text:style-name="P5"><text:span text:style-name="T3">EE 102 </text:span><text:span text:style-name="T3">(DS; <text:s/></text:span><text:span text:style-name="T3">Mr. S. </text:span><text:span text:style-name="T3">S. </text:span><text:span text:style-name="T3">Mazid, </text:span><text:span text:style-name="T3">Elec. </text:span><text:span text:style-name="T3">Circuit </text:span><text:span text:style-name="T3">Lab II)</text:span></text:p>
          </draw:text-box>
        </draw:frame>
        <draw:frame draw:style-name="gr5" draw:text-style-name="P6" draw:layer="layout" svg:width="0.408cm" svg:height="0.34cm" svg:x="1.323cm" svg:y="13.837cm">
          <draw:text-box>
            <text:p text:style-name="P5"><text:span text:style-name="T1">Lab</text:span></text:p>
          </draw:text-box>
        </draw:frame>
        <draw:frame draw:style-name="gr5" draw:text-style-name="P6" draw:layer="layout" svg:width="4.384cm" svg:height="0.34cm" svg:x="4.942cm" svg:y="13.837cm">
          <draw:text-box>
            <text:p text:style-name="P5"><text:span text:style-name="T3">EE 371 </text:span><text:span text:style-name="T3">(IK; Mr. </text:span><text:span text:style-name="T3">S. </text:span><text:span text:style-name="T3">Sonowal, </text:span><text:span text:style-name="T3">CI Lab/ </text:span><text:span text:style-name="T3">SS Lab )</text:span></text:p>
          </draw:text-box>
        </draw:frame>
        <draw:frame draw:style-name="gr5" draw:text-style-name="P6" draw:layer="layout" svg:width="4.963cm" svg:height="0.34cm" svg:x="15.159cm" svg:y="13.837cm">
          <draw:text-box>
            <text:p text:style-name="P5"><text:span text:style-name="T3">EE 204 </text:span><text:span text:style-name="T3">(ATM; </text:span><text:span text:style-name="T3">Mr. </text:span><text:span text:style-name="T3">Dimpul </text:span><text:span text:style-name="T3">Gogoi, </text:span><text:span text:style-name="T3">Embd. </text:span><text:span text:style-name="T3">Syst. </text:span><text:span text:style-name="T3">Lab)</text:span></text:p>
          </draw:text-box>
        </draw:frame>
        <draw:frame draw:style-name="gr5" draw:text-style-name="P6" draw:layer="layout" svg:width="0.408cm" svg:height="0.34cm" svg:x="1.323cm" svg:y="14.19cm">
          <draw:text-box>
            <text:p text:style-name="P5"><text:span text:style-name="T1">Lab</text:span></text:p>
          </draw:text-box>
        </draw:frame>
        <draw:frame draw:style-name="gr5" draw:text-style-name="P6" draw:layer="layout" svg:width="4.866cm" svg:height="0.34cm" svg:x="4.71cm" svg:y="14.19cm">
          <draw:text-box>
            <text:p text:style-name="P5"><text:span text:style-name="T3">EE 529 </text:span><text:span text:style-name="T3">(MKB; </text:span><text:span text:style-name="T3">Mr. </text:span><text:span text:style-name="T3">Phool </text:span><text:span text:style-name="T3">Chand, </text:span><text:span text:style-name="T3">Embd. </text:span><text:span text:style-name="T3">Syst. </text:span><text:span text:style-name="T3">Lab)</text:span></text:p>
          </draw:text-box>
        </draw:frame>
        <draw:frame draw:style-name="gr5" draw:text-style-name="P6" draw:layer="layout" svg:width="0.408cm" svg:height="0.34cm" svg:x="1.323cm" svg:y="14.542cm">
          <draw:text-box>
            <text:p text:style-name="P5"><text:span text:style-name="T1">La</text:span><text:span text:style-name="T1">b</text:span></text:p>
          </draw:text-box>
        </draw:frame>
        <draw:frame draw:style-name="gr5" draw:text-style-name="P6" draw:layer="layout" svg:width="4.582cm" svg:height="0.34cm" svg:x="4.84cm" svg:y="14.542cm">
          <draw:text-box>
            <text:p text:style-name="P5"><text:span text:style-name="T3">EE </text:span><text:span text:style-name="T3">654 </text:span><text:span text:style-name="T3">(SN/S</text:span><text:span text:style-name="T3">G; Mr. </text:span><text:span text:style-name="T3">R </text:span><text:span text:style-name="T3">Bhara</text:span><text:span text:style-name="T3">li, </text:span><text:span text:style-name="T3">Power </text:span><text:span text:style-name="T3">Sys. </text:span><text:span text:style-name="T3">Lab)</text:span></text:p>
          </draw:text-box>
        </draw:frame>
        <draw:frame draw:style-name="gr5" draw:text-style-name="P6" draw:layer="layout" svg:width="0.408cm" svg:height="0.34cm" svg:x="1.323cm" svg:y="14.895cm">
          <draw:text-box>
            <text:p text:style-name="P5"><text:span text:style-name="T1">Lab</text:span></text:p>
          </draw:text-box>
        </draw:frame>
        <draw:frame draw:style-name="gr5" draw:text-style-name="P6" draw:layer="layout" svg:width="3.469cm" svg:height="0.34cm" svg:x="5.39cm" svg:y="14.895cm">
          <draw:text-box>
            <text:p text:style-name="P5"><text:span text:style-name="T3">EE </text:span><text:span text:style-name="T3">513 </text:span><text:span text:style-name="T3">(NN; </text:span><text:span text:style-name="T3">Ms. </text:span><text:span text:style-name="T3">R. </text:span><text:span text:style-name="T3">Rabh</text:span><text:span text:style-name="T3">a, SS </text:span><text:span text:style-name="T3">Lab)</text:span></text:p>
          </draw:text-box>
        </draw:frame>
        <draw:frame draw:style-name="gr6" draw:text-style-name="P7" draw:layer="layout" svg:width="1.196cm" svg:height="0.31cm" draw:transform="rotate (1.5707963267949) translate (0.619cm 17.212cm)">
          <draw:text-box>
            <text:p text:style-name="P5"><text:span text:style-name="T2">THUR</text:span><text:span text:style-name="T2">SDAY</text:span></text:p>
          </draw:text-box>
        </draw:frame>
        <draw:frame draw:style-name="gr5" draw:text-style-name="P6" draw:layer="layout" svg:width="0.476cm" svg:height="0.34cm" svg:x="1.295cm" svg:y="15.647cm">
          <draw:text-box>
            <text:p text:style-name="P5"><text:span text:style-name="T1">2002</text:span></text:p>
          </draw:text-box>
        </draw:frame>
        <draw:frame draw:style-name="gr5" draw:text-style-name="P6" draw:layer="layout" svg:width="1.374cm" svg:height="0.34cm" svg:x="2.251cm" svg:y="15.647cm">
          <draw:text-box>
            <text:p text:style-name="P5"><text:span text:style-name="T3">EE </text:span><text:span text:style-name="T3">663 </text:span><text:span text:style-name="T3">(SRA</text:span><text:span text:style-name="T3">)</text:span></text:p>
          </draw:text-box>
        </draw:frame>
        <draw:frame draw:style-name="gr5" draw:text-style-name="P6" draw:layer="layout" svg:width="1.141cm" svg:height="0.34cm" svg:x="17.082cm" svg:y="15.647cm">
          <draw:text-box>
            <text:p text:style-name="P5"><text:span text:style-name="T3">EE </text:span><text:span text:style-name="T3">647 </text:span><text:span text:style-name="T3">MA</text:span></text:p>
          </draw:text-box>
        </draw:frame>
        <draw:frame draw:style-name="gr5" draw:text-style-name="P6" draw:layer="layout" svg:width="1.407cm" svg:height="0.34cm" svg:x="19.244cm" svg:y="15.647cm">
          <draw:text-box>
            <text:p text:style-name="P5"><text:span text:style-name="T3">EE </text:span><text:span text:style-name="T3">648 </text:span><text:span text:style-name="T3">(ATM)</text:span></text:p>
          </draw:text-box>
        </draw:frame>
        <draw:frame draw:style-name="gr5" draw:text-style-name="P6" draw:layer="layout" svg:width="0.476cm" svg:height="0.34cm" svg:x="1.295cm" svg:y="16.021cm">
          <draw:text-box>
            <text:p text:style-name="P5"><text:span text:style-name="T1">2201</text:span></text:p>
          </draw:text-box>
        </draw:frame>
        <draw:frame draw:style-name="gr5" draw:text-style-name="P6" draw:layer="layout" svg:width="1.217cm" svg:height="0.34cm" svg:x="2.332cm" svg:y="16.021cm">
          <draw:text-box>
            <text:p text:style-name="P5"><text:span text:style-name="T3">EE </text:span><text:span text:style-name="T3">62</text:span><text:span text:style-name="T3">6 </text:span><text:span text:style-name="T3">(S</text:span><text:span text:style-name="T3">D)</text:span></text:p>
          </draw:text-box>
        </draw:frame>
        <draw:frame draw:style-name="gr5" draw:text-style-name="P6" draw:layer="layout" svg:width="1.23cm" svg:height="0.34cm" svg:x="4.265cm" svg:y="16.021cm">
          <draw:text-box>
            <text:p text:style-name="P5"><text:span text:style-name="T3">EE </text:span><text:span text:style-name="T3">230 </text:span><text:span text:style-name="T3">(RB</text:span><text:span text:style-name="T3">)</text:span></text:p>
          </draw:text-box>
        </draw:frame>
        <draw:frame draw:style-name="gr5" draw:text-style-name="P6" draw:layer="layout" svg:width="1.242cm" svg:height="0.34cm" svg:x="8.481cm" svg:y="16.021cm">
          <draw:text-box>
            <text:p text:style-name="P5"><text:span text:style-name="T3">EE 270 </text:span><text:span text:style-name="T3">(RK)</text:span></text:p>
          </draw:text-box>
        </draw:frame>
        <draw:frame draw:style-name="gr5" draw:text-style-name="P6" draw:layer="layout" svg:width="1.374cm" svg:height="0.34cm" svg:x="10.647cm" svg:y="16.021cm">
          <draw:text-box>
            <text:p text:style-name="P5"><text:span text:style-name="T3">EE 642 </text:span><text:span text:style-name="T3">(KRS)</text:span></text:p>
          </draw:text-box>
        </draw:frame>
        <draw:frame draw:style-name="gr5" draw:text-style-name="P6" draw:layer="layout" svg:width="1.242cm" svg:height="0.34cm" svg:x="14.7cm" svg:y="16.021cm">
          <draw:text-box>
            <text:p text:style-name="P5"><text:span text:style-name="T3">EE 337 </text:span><text:span text:style-name="T3">(AR)</text:span></text:p>
          </draw:text-box>
        </draw:frame>
        <draw:frame draw:style-name="gr5" draw:text-style-name="P6" draw:layer="layout" svg:width="1.268cm" svg:height="0.34cm" svg:x="17.025cm" svg:y="16.021cm">
          <draw:text-box>
            <text:p text:style-name="P5"><text:span text:style-name="T3">EE 657 </text:span><text:span text:style-name="T3">(TJ)#</text:span></text:p>
          </draw:text-box>
        </draw:frame>
        <draw:frame draw:style-name="gr5" draw:text-style-name="P6" draw:layer="layout" svg:width="0.476cm" svg:height="0.34cm" svg:x="1.295cm" svg:y="16.377cm">
          <draw:text-box>
            <text:p text:style-name="P5"><text:span text:style-name="T1">2202</text:span></text:p>
          </draw:text-box>
        </draw:frame>
        <draw:frame draw:style-name="gr5" draw:text-style-name="P6" draw:layer="layout" svg:width="1.162cm" svg:height="0.34cm" svg:x="6.279cm" svg:y="16.377cm">
          <draw:text-box>
            <text:p text:style-name="P5"><text:span text:style-name="T3">EE 551 </text:span><text:span text:style-name="T3">(IK)</text:span></text:p>
          </draw:text-box>
        </draw:frame>
        <draw:frame draw:style-name="gr5" draw:text-style-name="P6" draw:layer="layout" svg:width="1.28cm" svg:height="0.34cm" svg:x="8.463cm" svg:y="16.377cm">
          <draw:text-box>
            <text:p text:style-name="P5"><text:span text:style-name="T3">EE </text:span><text:span text:style-name="T3">652 </text:span><text:span text:style-name="T3">(C</text:span><text:span text:style-name="T3">M)</text:span></text:p>
          </draw:text-box>
        </draw:frame>
        <draw:frame draw:style-name="gr5" draw:text-style-name="P6" draw:layer="layout" svg:width="1.242cm" svg:height="0.34cm" svg:x="14.7cm" svg:y="16.377cm">
          <draw:text-box>
            <text:p text:style-name="P5"><text:span text:style-name="T3">EE 385 </text:span><text:span text:style-name="T3">(RA)</text:span></text:p>
          </draw:text-box>
        </draw:frame>
        <draw:frame draw:style-name="gr5" draw:text-style-name="P6" draw:layer="layout" svg:width="1.255cm" svg:height="0.34cm" svg:x="17.025cm" svg:y="16.377cm">
          <draw:text-box>
            <text:p text:style-name="P5"><text:span text:style-name="T3">EE 632 </text:span><text:span text:style-name="T3">(KD)</text:span></text:p>
          </draw:text-box>
        </draw:frame>
        <draw:frame draw:style-name="gr5" draw:text-style-name="P6" draw:layer="layout" svg:width="1.255cm" svg:height="0.34cm" svg:x="19.325cm" svg:y="16.377cm">
          <draw:text-box>
            <text:p text:style-name="P5"><text:span text:style-name="T3">EE 351 </text:span><text:span text:style-name="T3">(SM)</text:span></text:p>
          </draw:text-box>
        </draw:frame>
        <draw:frame draw:style-name="gr5" draw:text-style-name="P6" draw:layer="layout" svg:width="0.476cm" svg:height="0.34cm" svg:x="1.295cm" svg:y="16.73cm">
          <draw:text-box>
            <text:p text:style-name="P5"><text:span text:style-name="T1">3101</text:span></text:p>
          </draw:text-box>
        </draw:frame>
        <draw:frame draw:style-name="gr5" draw:text-style-name="P6" draw:layer="layout" svg:width="1.374cm" svg:height="0.34cm" svg:x="2.251cm" svg:y="16.73cm">
          <draw:text-box>
            <text:p text:style-name="P5"><text:span text:style-name="T3">EE </text:span><text:span text:style-name="T3">333 </text:span><text:span text:style-name="T3">(SK</text:span><text:span text:style-name="T3">B)</text:span></text:p>
          </draw:text-box>
        </draw:frame>
        <draw:frame draw:style-name="gr5" draw:text-style-name="P6" draw:layer="layout" svg:width="1.45cm" svg:height="0.34cm" svg:x="14.598cm" svg:y="16.73cm">
          <draw:text-box>
            <text:p text:style-name="P5"><text:span text:style-name="T3">EE 625 </text:span><text:span text:style-name="T3">(MKB)</text:span></text:p>
          </draw:text-box>
        </draw:frame>
        <draw:frame draw:style-name="gr5" draw:text-style-name="P6" draw:layer="layout" svg:width="1.348cm" svg:height="0.34cm" svg:x="19.272cm" svg:y="16.73cm">
          <draw:text-box>
            <text:p text:style-name="P5"><text:span text:style-name="T3">EE 645 </text:span><text:span text:style-name="T3">(HSS)</text:span></text:p>
          </draw:text-box>
        </draw:frame>
        <draw:frame draw:style-name="gr5" draw:text-style-name="P6" draw:layer="layout" svg:width="0.476cm" svg:height="0.34cm" svg:x="1.295cm" svg:y="17.082cm">
          <draw:text-box>
            <text:p text:style-name="P5"><text:span text:style-name="T1">4101</text:span></text:p>
          </draw:text-box>
        </draw:frame>
        <draw:frame draw:style-name="gr5" draw:text-style-name="P6" draw:layer="layout" svg:width="1.217cm" svg:height="0.34cm" svg:x="2.332cm" svg:y="17.082cm">
          <draw:text-box>
            <text:p text:style-name="P5"><text:span text:style-name="T3">EE 580 </text:span><text:span text:style-name="T3">(PK)</text:span></text:p>
          </draw:text-box>
        </draw:frame>
        <draw:frame draw:style-name="gr5" draw:text-style-name="P6" draw:layer="layout" svg:width="1.242cm" svg:height="0.34cm" svg:x="14.7cm" svg:y="17.082cm">
          <draw:text-box>
            <text:p text:style-name="P5"><text:span text:style-name="T3">EE </text:span><text:span text:style-name="T3">631 </text:span><text:span text:style-name="T3">(CK</text:span><text:span text:style-name="T3">)</text:span></text:p>
          </draw:text-box>
        </draw:frame>
        <draw:frame draw:style-name="gr5" draw:text-style-name="P6" draw:layer="layout" svg:width="1.217cm" svg:height="0.34cm" svg:x="17.046cm" svg:y="17.082cm">
          <draw:text-box>
            <text:p text:style-name="P5"><text:span text:style-name="T3">EE </text:span><text:span text:style-name="T3">646 </text:span><text:span text:style-name="T3">(SN)</text:span></text:p>
          </draw:text-box>
        </draw:frame>
        <draw:frame draw:style-name="gr5" draw:text-style-name="P6" draw:layer="layout" svg:width="1.192cm" svg:height="0.34cm" svg:x="19.353cm" svg:y="17.082cm">
          <draw:text-box>
            <text:p text:style-name="P5"><text:span text:style-name="T3">EE </text:span><text:span text:style-name="T3">673 </text:span><text:span text:style-name="T3">(PT)</text:span></text:p>
          </draw:text-box>
        </draw:frame>
        <draw:frame draw:style-name="gr5" draw:text-style-name="P6" draw:layer="layout" svg:width="0.408cm" svg:height="0.34cm" svg:x="1.323cm" svg:y="17.435cm">
          <draw:text-box>
            <text:p text:style-name="P5"><text:span text:style-name="T1">Lab</text:span></text:p>
          </draw:text-box>
        </draw:frame>
        <draw:frame draw:style-name="gr5" draw:text-style-name="P6" draw:layer="layout" svg:width="4.422cm" svg:height="0.34cm" svg:x="4.935cm" svg:y="17.435cm">
          <draw:text-box>
            <text:p text:style-name="P5"><text:span text:style-name="T3">EE </text:span><text:span text:style-name="T3">102 </text:span><text:span text:style-name="T3">(SM; </text:span><text:span text:style-name="T3">Ms. </text:span><text:span text:style-name="T3">S. </text:span><text:span text:style-name="T3">Boro, </text:span><text:span text:style-name="T3">Elec. </text:span><text:span text:style-name="T3">Circui</text:span><text:span text:style-name="T3">t <text:s/>Lab </text:span><text:span text:style-name="T3">I)</text:span></text:p>
          </draw:text-box>
        </draw:frame>
        <draw:frame draw:style-name="gr5" draw:text-style-name="P6" draw:layer="layout" svg:width="4.807cm" svg:height="0.34cm" svg:x="15.233cm" svg:y="17.435cm">
          <draw:text-box>
            <text:p text:style-name="P5"><text:span text:style-name="T3">EE </text:span><text:span text:style-name="T3">102 </text:span><text:span text:style-name="T3">(AS; </text:span><text:span text:style-name="T3">Mr. P. </text:span><text:span text:style-name="T3">Gosw</text:span><text:span text:style-name="T3">ami, <text:s/></text:span><text:span text:style-name="T3">Elec. </text:span><text:span text:style-name="T3">Circui</text:span><text:span text:style-name="T3">t <text:s/>Lab </text:span><text:span text:style-name="T3">I)</text:span></text:p>
          </draw:text-box>
        </draw:frame>
        <draw:frame draw:style-name="gr5" draw:text-style-name="P6" draw:layer="layout" svg:width="0.408cm" svg:height="0.34cm" svg:x="1.323cm" svg:y="17.788cm">
          <draw:text-box>
            <text:p text:style-name="P5"><text:span text:style-name="T1">Lab</text:span></text:p>
          </draw:text-box>
        </draw:frame>
        <draw:frame draw:style-name="gr5" draw:text-style-name="P6" draw:layer="layout" svg:width="5.124cm" svg:height="0.34cm" svg:x="4.586cm" svg:y="17.788cm">
          <draw:text-box>
            <text:p text:style-name="P5"><text:span text:style-name="T3">EE </text:span><text:span text:style-name="T3">102 </text:span><text:span text:style-name="T3">(S </text:span><text:span text:style-name="T3">Das; </text:span><text:span text:style-name="T3">Mr. </text:span><text:span text:style-name="T3">Phool </text:span><text:span text:style-name="T3">Chan</text:span><text:span text:style-name="T3">d, </text:span><text:span text:style-name="T3">Elec. </text:span><text:span text:style-name="T3">Circui</text:span><text:span text:style-name="T3">t Lab </text:span><text:span text:style-name="T3">II)</text:span></text:p>
          </draw:text-box>
        </draw:frame>
        <draw:frame draw:style-name="gr5" draw:text-style-name="P6" draw:layer="layout" svg:width="5.598cm" svg:height="0.34cm" svg:x="14.845cm" svg:y="17.788cm">
          <draw:text-box>
            <text:p text:style-name="P5"><text:span text:style-name="T3">EE </text:span><text:span text:style-name="T3">102 </text:span><text:span text:style-name="T3">(PG, </text:span><text:span text:style-name="T3">Ms. </text:span><text:span text:style-name="T3">C. </text:span><text:span text:style-name="T3">Borah </text:span><text:span text:style-name="T3">Maju</text:span><text:span text:style-name="T3">mdar, <text:s/></text:span><text:span text:style-name="T3">Elec. </text:span><text:span text:style-name="T3">Circui</text:span><text:span text:style-name="T3">t Lab </text:span><text:span text:style-name="T3">II)</text:span></text:p>
          </draw:text-box>
        </draw:frame>
        <draw:frame draw:style-name="gr5" draw:text-style-name="P6" draw:layer="layout" svg:width="0.408cm" svg:height="0.34cm" svg:x="1.323cm" svg:y="18.162cm">
          <draw:text-box>
            <text:p text:style-name="P5"><text:span text:style-name="T1">Lab</text:span></text:p>
          </draw:text-box>
        </draw:frame>
        <draw:frame draw:style-name="gr5" draw:text-style-name="P6" draw:layer="layout" svg:width="4.536cm" svg:height="0.34cm" svg:x="4.861cm" svg:y="18.162cm">
          <draw:text-box>
            <text:p text:style-name="P5"><text:span text:style-name="T3">EE </text:span><text:span text:style-name="T3">37</text:span><text:span text:style-name="T3">1 </text:span><text:span text:style-name="T3">(H</text:span><text:span text:style-name="T3">N; <text:s/></text:span><text:span text:style-name="T3">Mr. </text:span><text:span text:style-name="T3">S. </text:span><text:span text:style-name="T3">So</text:span><text:span text:style-name="T3">no</text:span><text:span text:style-name="T3">wa</text:span><text:span text:style-name="T3">l, </text:span><text:span text:style-name="T3">CI </text:span><text:span text:style-name="T3">La</text:span><text:span text:style-name="T3">b/ </text:span><text:span text:style-name="T3">SS </text:span><text:span text:style-name="T3">La</text:span><text:span text:style-name="T3">b )</text:span></text:p>
          </draw:text-box>
        </draw:frame>
        <draw:frame draw:style-name="gr5" draw:text-style-name="P6" draw:layer="layout" svg:width="0.408cm" svg:height="0.34cm" svg:x="1.323cm" svg:y="18.539cm">
          <draw:text-box>
            <text:p text:style-name="P5"><text:span text:style-name="T1">Lab</text:span></text:p>
          </draw:text-box>
        </draw:frame>
        <draw:frame draw:style-name="gr5" draw:text-style-name="P6" draw:layer="layout" svg:width="3.478cm" svg:height="0.34cm" svg:x="5.398cm" svg:y="18.539cm">
          <draw:text-box>
            <text:p text:style-name="P5"><text:span text:style-name="T3">EE 539 </text:span><text:span text:style-name="T3">(RI; Mr. </text:span><text:span text:style-name="T3">S. </text:span><text:span text:style-name="T3">Singha, </text:span><text:span text:style-name="T3">HF Lab))</text:span></text:p>
          </draw:text-box>
        </draw:frame>
        <draw:frame draw:style-name="gr5" draw:text-style-name="P6" draw:layer="layout" svg:width="0.408cm" svg:height="0.34cm" svg:x="1.323cm" svg:y="18.913cm">
          <draw:text-box>
            <text:p text:style-name="P5"><text:span text:style-name="T1">Lab</text:span></text:p>
          </draw:text-box>
        </draw:frame>
        <draw:frame draw:style-name="gr5" draw:text-style-name="P6" draw:layer="layout" svg:width="3.507cm" svg:height="0.34cm" svg:x="5.373cm" svg:y="18.913cm">
          <draw:text-box>
            <text:p text:style-name="P5"><text:span text:style-name="T3">EE 514 </text:span><text:span text:style-name="T3">(MA; </text:span><text:span text:style-name="T3">Ms. R. </text:span><text:span text:style-name="T3">Rabha, </text:span><text:span text:style-name="T3">SS Lab)</text:span></text:p>
          </draw:text-box>
        </draw:frame>
        <draw:frame draw:style-name="gr6" draw:text-style-name="P7" draw:layer="layout" svg:width="0.823cm" svg:height="0.31cm" draw:transform="rotate (1.5707963267949) translate (0.619cm 20.743cm)">
          <draw:text-box>
            <text:p text:style-name="P5"><text:span text:style-name="T2">FRIDAY</text:span></text:p>
          </draw:text-box>
        </draw:frame>
        <draw:frame draw:style-name="gr5" draw:text-style-name="P6" draw:layer="layout" svg:width="0.476cm" svg:height="0.34cm" svg:x="1.295cm" svg:y="19.665cm">
          <draw:text-box>
            <text:p text:style-name="P5"><text:span text:style-name="T1">2002</text:span></text:p>
          </draw:text-box>
        </draw:frame>
        <draw:frame draw:style-name="gr5" draw:text-style-name="P6" draw:layer="layout" svg:width="1.149cm" svg:height="0.34cm" svg:x="8.53cm" svg:y="19.665cm">
          <draw:text-box>
            <text:p text:style-name="P5"><text:span text:style-name="T3">E</text:span><text:span text:style-name="T3">E</text:span><text:span text:style-name="T3"> </text:span><text:span text:style-name="T3">5</text:span><text:span text:style-name="T3">2</text:span><text:span text:style-name="T3">5</text:span><text:span text:style-name="T3"> </text:span><text:span text:style-name="T3">(</text:span><text:span text:style-name="T3">R</text:span><text:span text:style-name="T3">I</text:span><text:span text:style-name="T3">)</text:span></text:p>
          </draw:text-box>
        </draw:frame>
        <draw:frame draw:style-name="gr5" draw:text-style-name="P6" draw:layer="layout" svg:width="1.581cm" svg:height="0.34cm" svg:x="10.545cm" svg:y="19.665cm">
          <draw:text-box>
            <text:p text:style-name="P5"><text:span text:style-name="T3">E</text:span><text:span text:style-name="T3">E</text:span><text:span text:style-name="T3"> </text:span><text:span text:style-name="T3">2</text:span><text:span text:style-name="T3">1</text:span><text:span text:style-name="T3">3</text:span><text:span text:style-name="T3">M</text:span><text:span text:style-name="T3"> </text:span><text:span text:style-name="T3">(</text:span><text:span text:style-name="T3">R</text:span><text:span text:style-name="T3">K</text:span><text:span text:style-name="T3">S</text:span><text:span text:style-name="T3">)</text:span></text:p>
          </draw:text-box>
        </draw:frame>
        <draw:frame draw:style-name="gr5" draw:text-style-name="P6" draw:layer="layout" svg:width="1.141cm" svg:height="0.34cm" svg:x="14.753cm" svg:y="19.665cm">
          <draw:text-box>
            <text:p text:style-name="P5"><text:span text:style-name="T3">E</text:span><text:span text:style-name="T3">E</text:span><text:span text:style-name="T3"> </text:span><text:span text:style-name="T3">6</text:span><text:span text:style-name="T3">4</text:span><text:span text:style-name="T3">7</text:span><text:span text:style-name="T3"> </text:span><text:span text:style-name="T3">M</text:span><text:span text:style-name="T3">A</text:span></text:p>
          </draw:text-box>
        </draw:frame>
        <draw:frame draw:style-name="gr5" draw:text-style-name="P6" draw:layer="layout" svg:width="1.407cm" svg:height="0.34cm" svg:x="16.951cm" svg:y="19.665cm">
          <draw:text-box>
            <text:p text:style-name="P5"><text:span text:style-name="T3">E</text:span><text:span text:style-name="T3">E</text:span><text:span text:style-name="T3"> </text:span><text:span text:style-name="T3">6</text:span><text:span text:style-name="T3">4</text:span><text:span text:style-name="T3">8</text:span><text:span text:style-name="T3"> </text:span><text:span text:style-name="T3">(</text:span><text:span text:style-name="T3">A</text:span><text:span text:style-name="T3">T</text:span><text:span text:style-name="T3">M</text:span><text:span text:style-name="T3">)</text:span></text:p>
          </draw:text-box>
        </draw:frame>
        <draw:frame draw:style-name="gr5" draw:text-style-name="P6" draw:layer="layout" svg:width="1.361cm" svg:height="0.34cm" svg:x="19.265cm" svg:y="19.665cm">
          <draw:text-box>
            <text:p text:style-name="P5"><text:span text:style-name="T3">EE 668 (SLK)</text:span></text:p>
          </draw:text-box>
        </draw:frame>
        <draw:frame draw:style-name="gr5" draw:text-style-name="P6" draw:layer="layout" svg:width="0.476cm" svg:height="0.34cm" svg:x="1.295cm" svg:y="20.042cm">
          <draw:text-box>
            <text:p text:style-name="P5"><text:span text:style-name="T1">2201</text:span></text:p>
          </draw:text-box>
        </draw:frame>
        <draw:frame draw:style-name="gr5" draw:text-style-name="P6" draw:layer="layout" svg:width="1.217cm" svg:height="0.34cm" svg:x="2.332cm" svg:y="20.042cm">
          <draw:text-box>
            <text:p text:style-name="P5"><text:span text:style-name="T3">EE 626 (SD)</text:span></text:p>
          </draw:text-box>
        </draw:frame>
        <draw:frame draw:style-name="gr5" draw:text-style-name="P6" draw:layer="layout" svg:width="1.242cm" svg:height="0.34cm" svg:x="4.258cm" svg:y="20.042cm">
          <draw:text-box>
            <text:p text:style-name="P5"><text:span text:style-name="T3">EE 270 (RK)</text:span></text:p>
          </draw:text-box>
        </draw:frame>
        <draw:frame draw:style-name="gr5" draw:text-style-name="P6" draw:layer="layout" svg:width="1.23cm" svg:height="0.34cm" svg:x="6.244cm" svg:y="20.042cm">
          <draw:text-box>
            <text:p text:style-name="P5"><text:span text:style-name="T3">EE 230 (RB)</text:span></text:p>
          </draw:text-box>
        </draw:frame>
        <draw:frame draw:style-name="gr5" draw:text-style-name="P6" draw:layer="layout" svg:width="1.374cm" svg:height="0.34cm" svg:x="10.647cm" svg:y="20.042cm">
          <draw:text-box>
            <text:p text:style-name="P5"><text:span text:style-name="T3">EE 642 (KRS)</text:span></text:p>
          </draw:text-box>
        </draw:frame>
        <draw:frame draw:style-name="gr5" draw:text-style-name="P6" draw:layer="layout" svg:width="1.424cm" svg:height="0.34cm" svg:x="12.548cm" svg:y="20.042cm">
          <draw:text-box>
            <text:p text:style-name="P5"><text:span text:style-name="T3">EE </text:span><text:span text:style-name="T3">32</text:span><text:span text:style-name="T3">2</text:span><text:span text:style-name="T3">M </text:span><text:span text:style-name="T3">(P</text:span><text:span text:style-name="T3">G)</text:span></text:p>
          </draw:text-box>
        </draw:frame>
        <draw:frame draw:style-name="gr5" draw:text-style-name="P6" draw:layer="layout" svg:width="1.268cm" svg:height="0.34cm" svg:x="14.693cm" svg:y="20.042cm">
          <draw:text-box>
            <text:p text:style-name="P5"><text:span text:style-name="T3">EE </text:span><text:span text:style-name="T3">657 </text:span><text:span text:style-name="T3">(TJ)</text:span><text:span text:style-name="T3">#</text:span></text:p>
          </draw:text-box>
        </draw:frame>
        <draw:frame draw:style-name="gr5" draw:text-style-name="P6" draw:layer="layout" svg:width="1.907cm" svg:height="0.34cm" svg:x="18.987cm" svg:y="20.042cm">
          <draw:text-box>
            <text:p text:style-name="P5"><text:span text:style-name="T3">E</text:span><text:span text:style-name="T3">E</text:span><text:span text:style-name="T3"> </text:span><text:span text:style-name="T3">3</text:span><text:span text:style-name="T3">4</text:span><text:span text:style-name="T3">0</text:span><text:span text:style-name="T3"> </text:span><text:span text:style-name="T3">(</text:span><text:span text:style-name="T3">K</text:span><text:span text:style-name="T3">R</text:span><text:span text:style-name="T3">S</text:span><text:span text:style-name="T3">/</text:span><text:span text:style-name="T3">S</text:span><text:span text:style-name="T3">K</text:span><text:span text:style-name="T3">N</text:span><text:span text:style-name="T3">)</text:span></text:p>
          </draw:text-box>
        </draw:frame>
        <draw:frame draw:style-name="gr5" draw:text-style-name="P6" draw:layer="layout" svg:width="0.476cm" svg:height="0.34cm" svg:x="1.295cm" svg:y="20.395cm">
          <draw:text-box>
            <text:p text:style-name="P5"><text:span text:style-name="T1">2202</text:span></text:p>
          </draw:text-box>
        </draw:frame>
        <draw:frame draw:style-name="gr5" draw:text-style-name="P6" draw:layer="layout" svg:width="1.255cm" svg:height="0.34cm" svg:x="6.23cm" svg:y="20.395cm">
          <draw:text-box>
            <text:p text:style-name="P5"><text:span text:style-name="T3">E</text:span><text:span text:style-name="T3">E</text:span><text:span text:style-name="T3"> </text:span><text:span text:style-name="T3">6</text:span><text:span text:style-name="T3">3</text:span><text:span text:style-name="T3">6</text:span><text:span text:style-name="T3"> </text:span><text:span text:style-name="T3">(</text:span><text:span text:style-name="T3">K</text:span><text:span text:style-name="T3">K</text:span><text:span text:style-name="T3">)</text:span></text:p>
          </draw:text-box>
        </draw:frame>
        <draw:frame draw:style-name="gr5" draw:text-style-name="P6" draw:layer="layout" svg:width="1.306cm" svg:height="0.34cm" svg:x="8.449cm" svg:y="20.395cm">
          <draw:text-box>
            <text:p text:style-name="P5"><text:span text:style-name="T3">EE </text:span><text:span text:style-name="T3">533 </text:span><text:span text:style-name="T3">(SJ</text:span><text:span text:style-name="T3">D)</text:span></text:p>
          </draw:text-box>
        </draw:frame>
        <draw:frame draw:style-name="gr5" draw:text-style-name="P6" draw:layer="layout" svg:width="1.255cm" svg:height="0.34cm" svg:x="14.693cm" svg:y="20.395cm">
          <draw:text-box>
            <text:p text:style-name="P5"><text:span text:style-name="T3">E</text:span><text:span text:style-name="T3">E</text:span><text:span text:style-name="T3"> </text:span><text:span text:style-name="T3">6</text:span><text:span text:style-name="T3">3</text:span><text:span text:style-name="T3">2</text:span><text:span text:style-name="T3"> </text:span><text:span text:style-name="T3">(</text:span><text:span text:style-name="T3">K</text:span><text:span text:style-name="T3">D</text:span><text:span text:style-name="T3">)</text:span></text:p>
          </draw:text-box>
        </draw:frame>
        <draw:frame draw:style-name="gr5" draw:text-style-name="P6" draw:layer="layout" svg:width="1.255cm" svg:height="0.34cm" svg:x="17.032cm" svg:y="20.395cm">
          <draw:text-box>
            <text:p text:style-name="P5"><text:span text:style-name="T3">EE </text:span><text:span text:style-name="T3">35</text:span><text:span text:style-name="T3">1 </text:span><text:span text:style-name="T3">(S</text:span><text:span text:style-name="T3">M)</text:span></text:p>
          </draw:text-box>
        </draw:frame>
        <draw:frame draw:style-name="gr5" draw:text-style-name="P6" draw:layer="layout" svg:width="0.476cm" svg:height="0.34cm" svg:x="1.295cm" svg:y="20.748cm">
          <draw:text-box>
            <text:p text:style-name="P5"><text:span text:style-name="T1">31</text:span><text:span text:style-name="T1">01</text:span></text:p>
          </draw:text-box>
        </draw:frame>
        <draw:frame draw:style-name="gr5" draw:text-style-name="P6" draw:layer="layout" svg:width="1.374cm" svg:height="0.34cm" svg:x="2.251cm" svg:y="20.748cm">
          <draw:text-box>
            <text:p text:style-name="P5"><text:span text:style-name="T3">EE </text:span><text:span text:style-name="T3">333 </text:span><text:span text:style-name="T3">(SK</text:span><text:span text:style-name="T3">B)</text:span></text:p>
          </draw:text-box>
        </draw:frame>
        <draw:frame draw:style-name="gr5" draw:text-style-name="P6" draw:layer="layout" svg:width="0.997cm" svg:height="0.34cm" svg:x="4.389cm" svg:y="20.748cm">
          <draw:text-box>
            <text:p text:style-name="P5"><text:span text:style-name="T3">OE </text:span><text:span text:style-name="T3">II/III </text:span><text:span text:style-name="T3">*</text:span></text:p>
          </draw:text-box>
        </draw:frame>
        <draw:frame draw:style-name="gr5" draw:text-style-name="P6" draw:layer="layout" svg:width="1.255cm" svg:height="0.34cm" svg:x="6.23cm" svg:y="20.748cm">
          <draw:text-box>
            <text:p text:style-name="P5"><text:span text:style-name="T3">EE </text:span><text:span text:style-name="T3">503 </text:span><text:span text:style-name="T3">(NN</text:span><text:span text:style-name="T3">)</text:span></text:p>
          </draw:text-box>
        </draw:frame>
        <draw:frame draw:style-name="gr5" draw:text-style-name="P6" draw:layer="layout" svg:width="1.23cm" svg:height="0.34cm" svg:x="8.488cm" svg:y="20.748cm">
          <draw:text-box>
            <text:p text:style-name="P5"><text:span text:style-name="T3">EE </text:span><text:span text:style-name="T3">561 </text:span><text:span text:style-name="T3">(GT</text:span><text:span text:style-name="T3">)</text:span></text:p>
          </draw:text-box>
        </draw:frame>
        <draw:frame draw:style-name="gr5" draw:text-style-name="P6" draw:layer="layout" svg:width="1.348cm" svg:height="0.34cm" svg:x="16.979cm" svg:y="20.748cm">
          <draw:text-box>
            <text:p text:style-name="P5"><text:span text:style-name="T3">EE </text:span><text:span text:style-name="T3">645 </text:span><text:span text:style-name="T3">(HS</text:span><text:span text:style-name="T3">S)</text:span></text:p>
          </draw:text-box>
        </draw:frame>
        <draw:frame draw:style-name="gr5" draw:text-style-name="P6" draw:layer="layout" svg:width="0.476cm" svg:height="0.34cm" svg:x="1.295cm" svg:y="21.101cm">
          <draw:text-box>
            <text:p text:style-name="P5"><text:span text:style-name="T1">4101</text:span></text:p>
          </draw:text-box>
        </draw:frame>
        <draw:frame draw:style-name="gr5" draw:text-style-name="P6" draw:layer="layout" svg:width="1.217cm" svg:height="0.34cm" svg:x="2.332cm" svg:y="21.101cm">
          <draw:text-box>
            <text:p text:style-name="P5"><text:span text:style-name="T3">EE </text:span><text:span text:style-name="T3">58</text:span><text:span text:style-name="T3">0 </text:span><text:span text:style-name="T3">(P</text:span><text:span text:style-name="T3">K)</text:span></text:p>
          </draw:text-box>
        </draw:frame>
        <draw:frame draw:style-name="gr5" draw:text-style-name="P6" draw:layer="layout" svg:width="1.162cm" svg:height="0.34cm" svg:x="4.304cm" svg:y="21.101cm">
          <draw:text-box>
            <text:p text:style-name="P5"><text:span text:style-name="T3">EE </text:span><text:span text:style-name="T3">55</text:span><text:span text:style-name="T3">1 </text:span><text:span text:style-name="T3">(IK</text:span><text:span text:style-name="T3">)</text:span></text:p>
          </draw:text-box>
        </draw:frame>
        <draw:frame draw:style-name="gr5" draw:text-style-name="P6" draw:layer="layout" svg:width="1.217cm" svg:height="0.34cm" svg:x="14.714cm" svg:y="21.101cm">
          <draw:text-box>
            <text:p text:style-name="P5"><text:span text:style-name="T3">EE </text:span><text:span text:style-name="T3">64</text:span><text:span text:style-name="T3">6 </text:span><text:span text:style-name="T3">(S</text:span><text:span text:style-name="T3">N)</text:span></text:p>
          </draw:text-box>
        </draw:frame>
        <draw:frame draw:style-name="gr5" draw:text-style-name="P6" draw:layer="layout" svg:width="1.242cm" svg:height="0.34cm" svg:x="17.032cm" svg:y="21.101cm">
          <draw:text-box>
            <text:p text:style-name="P5"><text:span text:style-name="T3">EE </text:span><text:span text:style-name="T3">63</text:span><text:span text:style-name="T3">1 </text:span><text:span text:style-name="T3">(C</text:span><text:span text:style-name="T3">K)</text:span></text:p>
          </draw:text-box>
        </draw:frame>
        <draw:frame draw:style-name="gr5" draw:text-style-name="P6" draw:layer="layout" svg:width="1.217cm" svg:height="0.34cm" svg:x="19.339cm" svg:y="21.101cm">
          <draw:text-box>
            <text:p text:style-name="P5"><text:span text:style-name="T3">EE </text:span><text:span text:style-name="T3">63</text:span><text:span text:style-name="T3">4 </text:span><text:span text:style-name="T3">(S</text:span><text:span text:style-name="T3">G)</text:span></text:p>
          </draw:text-box>
        </draw:frame>
        <draw:frame draw:style-name="gr5" draw:text-style-name="P6" draw:layer="layout" svg:width="0.408cm" svg:height="0.34cm" svg:x="1.323cm" svg:y="21.453cm">
          <draw:text-box>
            <text:p text:style-name="P5"><text:span text:style-name="T1">La</text:span><text:span text:style-name="T1">b</text:span></text:p>
          </draw:text-box>
        </draw:frame>
        <draw:frame draw:style-name="gr5" draw:text-style-name="P6" draw:layer="layout" svg:width="4.896cm" svg:height="0.34cm" svg:x="4.688cm" svg:y="21.453cm">
          <draw:text-box>
            <text:p text:style-name="P5"><text:span text:style-name="T3">EE </text:span><text:span text:style-name="T3">102 </text:span><text:span text:style-name="T3">(AK</text:span><text:span text:style-name="T3">G; </text:span><text:span text:style-name="T3">Mr. </text:span><text:span text:style-name="T3">P. </text:span><text:span text:style-name="T3">Gos</text:span><text:span text:style-name="T3">wa</text:span><text:span text:style-name="T3">mi, </text:span><text:span text:style-name="T3">Elec</text:span><text:span text:style-name="T3">. </text:span><text:span text:style-name="T3">Circ</text:span><text:span text:style-name="T3">uit </text:span><text:span text:style-name="T3">Lab </text:span><text:span text:style-name="T3">I)</text:span></text:p>
          </draw:text-box>
        </draw:frame>
        <draw:frame draw:style-name="gr5" draw:text-style-name="P6" draw:layer="layout" svg:width="5.734cm" svg:height="0.34cm" svg:x="14.778cm" svg:y="21.453cm">
          <draw:text-box>
            <text:p text:style-name="P5"><text:span text:style-name="T3">EE </text:span><text:span text:style-name="T3">102 </text:span><text:span text:style-name="T3">(MP</text:span><text:span text:style-name="T3">D; </text:span><text:span text:style-name="T3">Ms. </text:span><text:span text:style-name="T3">C. </text:span><text:span text:style-name="T3">Bor</text:span><text:span text:style-name="T3">ah </text:span><text:span text:style-name="T3">Maj</text:span><text:span text:style-name="T3">um</text:span><text:span text:style-name="T3">dar, </text:span><text:span text:style-name="T3">Elec</text:span><text:span text:style-name="T3">. </text:span><text:span text:style-name="T3">Circ</text:span><text:span text:style-name="T3">uit <text:s/></text:span><text:span text:style-name="T3">Lab </text:span><text:span text:style-name="T3">I)</text:span></text:p>
          </draw:text-box>
        </draw:frame>
        <draw:frame draw:style-name="gr5" draw:text-style-name="P6" draw:layer="layout" svg:width="0.408cm" svg:height="0.34cm" svg:x="1.323cm" svg:y="21.806cm">
          <draw:text-box>
            <text:p text:style-name="P5"><text:span text:style-name="T1">La</text:span><text:span text:style-name="T1">b</text:span></text:p>
          </draw:text-box>
        </draw:frame>
        <draw:frame draw:style-name="gr5" draw:text-style-name="P6" draw:layer="layout" svg:width="4.511cm" svg:height="0.34cm" svg:x="4.893cm" svg:y="21.806cm">
          <draw:text-box>
            <text:p text:style-name="P5"><text:span text:style-name="T3">EE </text:span><text:span text:style-name="T3">102 </text:span><text:span text:style-name="T3">(PT; </text:span><text:span text:style-name="T3">Mr. </text:span><text:span text:style-name="T3">S. </text:span><text:span text:style-name="T3">Sin</text:span><text:span text:style-name="T3">gha</text:span><text:span text:style-name="T3">, </text:span><text:span text:style-name="T3">Elec</text:span><text:span text:style-name="T3">. </text:span><text:span text:style-name="T3">Circ</text:span><text:span text:style-name="T3">uit </text:span><text:span text:style-name="T3">Lab </text:span><text:span text:style-name="T3">II)</text:span></text:p>
          </draw:text-box>
        </draw:frame>
        <draw:frame draw:style-name="gr5" draw:text-style-name="P6" draw:layer="layout" svg:width="4.32cm" svg:height="0.34cm" svg:x="15.48cm" svg:y="21.806cm">
          <draw:text-box>
            <text:p text:style-name="P5"><text:span text:style-name="T3">EE 102 </text:span><text:span text:style-name="T3">(JS; Ms. </text:span><text:span text:style-name="T3">S. Boro, </text:span><text:span text:style-name="T3">Elec. </text:span><text:span text:style-name="T3">Circuit </text:span><text:span text:style-name="T3">Lab II)</text:span></text:p>
          </draw:text-box>
        </draw:frame>
        <draw:frame draw:style-name="gr5" draw:text-style-name="P6" draw:layer="layout" svg:width="0.408cm" svg:height="0.34cm" svg:x="1.323cm" svg:y="22.208cm">
          <draw:text-box>
            <text:p text:style-name="P5"><text:span text:style-name="T1">La</text:span><text:span text:style-name="T1">b</text:span></text:p>
          </draw:text-box>
        </draw:frame>
        <draw:frame draw:style-name="gr5" draw:text-style-name="P6" draw:layer="layout" svg:width="3.626cm" svg:height="0.34cm" svg:x="6.332cm" svg:y="22.208cm">
          <draw:text-box>
            <text:p text:style-name="P5"><text:span text:style-name="T3">EE </text:span><text:span text:style-name="T3">30</text:span><text:span text:style-name="T3">4 </text:span><text:span text:style-name="T3">(S</text:span><text:span text:style-name="T3">R</text:span><text:span text:style-name="T3">A; </text:span><text:span text:style-name="T3">LN</text:span><text:span text:style-name="T3">S, </text:span><text:span text:style-name="T3">Em</text:span><text:span text:style-name="T3">bd</text:span><text:span text:style-name="T3">. </text:span><text:span text:style-name="T3">Sy</text:span><text:span text:style-name="T3">st. </text:span><text:span text:style-name="T3">La</text:span><text:span text:style-name="T3">b)</text:span></text:p>
          </draw:text-box>
        </draw:frame>
        <draw:frame draw:style-name="gr5" draw:text-style-name="P6" draw:layer="layout" svg:width="0.629cm" svg:height="0.34cm" svg:x="2.621cm" svg:y="23.006cm">
          <draw:text-box>
            <text:p text:style-name="P5"><text:span text:style-name="T3"># </text:span><text:span text:style-name="T3">OE </text:span><text:span text:style-name="T3">I</text:span></text:p>
          </draw:text-box>
        </draw:frame>
        <draw:frame draw:style-name="gr5" draw:text-style-name="P6" draw:layer="layout" svg:width="0.963cm" svg:height="0.34cm" svg:x="4.403cm" svg:y="23.006cm">
          <draw:text-box>
            <text:p text:style-name="P5"><text:span text:style-name="T3">Ro</text:span><text:span text:style-name="T3">om</text:span><text:span text:style-name="T3">: </text:span><text:span text:style-name="T3">L1</text:span></text:p>
          </draw:text-box>
        </draw:frame>
        <draw:frame draw:style-name="gr5" draw:text-style-name="P6" draw:layer="layout" svg:width="0.997cm" svg:height="0.34cm" svg:x="2.448cm" svg:y="23.408cm">
          <draw:text-box>
            <text:p text:style-name="P5"><text:span text:style-name="T3">* </text:span><text:span text:style-name="T3">OE </text:span><text:span text:style-name="T3">II/I</text:span><text:span text:style-name="T3">II</text:span></text:p>
          </draw:text-box>
        </draw:frame>
        <draw:frame draw:style-name="gr5" draw:text-style-name="P6" draw:layer="layout" svg:width="1.23cm" svg:height="0.34cm" svg:x="4.265cm" svg:y="23.408cm">
          <draw:text-box>
            <text:p text:style-name="P5"><text:span text:style-name="T3">EE </text:span><text:span text:style-name="T3">66</text:span><text:span text:style-name="T3">4 </text:span><text:span text:style-name="T3">(G</text:span><text:span text:style-name="T3">T)</text:span></text:p>
          </draw:text-box>
        </draw:frame>
        <draw:frame draw:style-name="gr5" draw:text-style-name="P6" draw:layer="layout" svg:width="1.217cm" svg:height="0.34cm" svg:x="6.251cm" svg:y="23.408cm">
          <draw:text-box>
            <text:p text:style-name="P5"><text:span text:style-name="T3">EE </text:span><text:span text:style-name="T3">671 </text:span><text:span text:style-name="T3">(DS</text:span><text:span text:style-name="T3">)</text:span></text:p>
          </draw:text-box>
        </draw:frame>
        <draw:frame draw:style-name="gr5" draw:text-style-name="P6" draw:layer="layout" svg:width="1.175cm" svg:height="0.34cm" svg:x="4.304cm" svg:y="23.835cm">
          <draw:text-box>
            <text:p text:style-name="P5"><text:span text:style-name="T3">Ro</text:span><text:span text:style-name="T3">om: </text:span><text:span text:style-name="T3">320</text:span><text:span text:style-name="T3">2</text:span></text:p>
          </draw:text-box>
        </draw:frame>
        <draw:frame draw:style-name="gr5" draw:text-style-name="P6" draw:layer="layout" svg:width="1.175cm" svg:height="0.34cm" svg:x="6.279cm" svg:y="23.835cm">
          <draw:text-box>
            <text:p text:style-name="P5"><text:span text:style-name="T3">Ro</text:span><text:span text:style-name="T3">om: </text:span><text:span text:style-name="T3">210</text:span><text:span text:style-name="T3">1</text:span></text:p>
          </draw:text-box>
        </draw:frame>
        <draw:frame draw:style-name="gr7" draw:text-style-name="P8" draw:layer="layout" svg:width="1.018cm" svg:height="0.416cm" svg:x="0.307cm" svg:y="3.56cm">
          <draw:text-box>
            <text:p text:style-name="P5"><text:span text:style-name="T4"><text:s text:c="5"/></text:span><text:span text:style-name="T4"><text:s text:c="5"/></text:span><text:span text:style-name="T4"><text:s text:c="2"/></text:span></text:p>
          </draw:text-box>
        </draw:frame>
        <draw:frame draw:style-name="gr7" draw:text-style-name="P8" draw:layer="layout" svg:width="0.273cm" svg:height="0.395cm" svg:x="1.362cm" svg:y="3.573cm">
          <draw:text-box>
            <text:p text:style-name="P5"><text:span text:style-name="T5"><text:s/></text:span></text:p>
          </draw:text-box>
        </draw:frame>
        <draw:frame draw:style-name="gr7" draw:text-style-name="P8" draw:layer="layout" svg:width="0.51cm" svg:height="0.416cm" svg:x="1.432cm" svg:y="3.56cm">
          <draw:text-box>
            <text:p text:style-name="P5"><text:span text:style-name="T4"><text:s text:c="5"/></text:span><text:span text:style-name="T4"><text:s/></text:span></text:p>
          </draw:text-box>
        </draw:frame>
        <draw:frame draw:style-name="gr7" draw:text-style-name="P8" draw:layer="layout" svg:width="0.273cm" svg:height="0.395cm" svg:x="1.961cm" svg:y="3.573cm">
          <draw:text-box>
            <text:p text:style-name="P5"><text:span text:style-name="T5"><text:s/></text:span></text:p>
          </draw:text-box>
        </draw:frame>
        <draw:frame draw:style-name="gr7" draw:text-style-name="P8" draw:layer="layout" svg:width="0.764cm" svg:height="0.416cm" svg:x="2.032cm" svg:y="3.56cm">
          <draw:text-box>
            <text:p text:style-name="P5"><text:span text:style-name="T4"><text:s text:c="5"/></text:span><text:span text:style-name="T4"><text:s text:c="4"/></text:span></text:p>
          </draw:text-box>
        </draw:frame>
        <draw:frame draw:style-name="gr7" draw:text-style-name="P8" draw:layer="layout" svg:width="0.273cm" svg:height="0.395cm" svg:x="2.822cm" svg:y="3.573cm">
          <draw:text-box>
            <text:p text:style-name="P5"><text:span text:style-name="T5"><text:s/></text:span></text:p>
          </draw:text-box>
        </draw:frame>
        <draw:frame draw:style-name="gr7" draw:text-style-name="P8" draw:layer="layout" svg:width="0.273cm" svg:height="0.416cm" svg:x="2.896cm" svg:y="3.56cm">
          <draw:text-box>
            <text:p text:style-name="P5"><text:span text:style-name="T4"><text:s text:c="2"/></text:span></text:p>
          </draw:text-box>
        </draw:frame>
        <draw:frame draw:style-name="gr7" draw:text-style-name="P8" draw:layer="layout" svg:width="0.273cm" svg:height="0.395cm" svg:x="3.073cm" svg:y="3.573cm">
          <draw:text-box>
            <text:p text:style-name="P5"><text:span text:style-name="T5"><text:s/></text:span></text:p>
          </draw:text-box>
        </draw:frame>
        <draw:frame draw:style-name="gr7" draw:text-style-name="P8" draw:layer="layout" svg:width="0.849cm" svg:height="0.416cm" svg:x="3.143cm" svg:y="3.56cm">
          <draw:text-box>
            <text:p text:style-name="P5"><text:span text:style-name="T4"><text:s text:c="5"/></text:span><text:span text:style-name="T4"><text:s text:c="5"/></text:span></text:p>
          </draw:text-box>
        </draw:frame>
        <draw:frame draw:style-name="gr7" draw:text-style-name="P8" draw:layer="layout" svg:width="0.273cm" svg:height="0.395cm" svg:x="4.022cm" svg:y="3.573cm">
          <draw:text-box>
            <text:p text:style-name="P5"><text:span text:style-name="T5"><text:s/></text:span></text:p>
          </draw:text-box>
        </draw:frame>
        <draw:frame draw:style-name="gr7" draw:text-style-name="P8" draw:layer="layout" svg:width="0.679cm" svg:height="0.416cm" svg:x="4.096cm" svg:y="3.56cm">
          <draw:text-box>
            <text:p text:style-name="P5"><text:span text:style-name="T4"><text:s text:c="5"/></text:span><text:span text:style-name="T4"><text:s text:c="3"/></text:span></text:p>
          </draw:text-box>
        </draw:frame>
        <draw:frame draw:style-name="gr5" draw:text-style-name="P6" draw:layer="layout" svg:width="0.662cm" svg:height="0.34cm" svg:x="1.228cm" svg:y="4.051cm">
          <draw:text-box>
            <text:p text:style-name="P5"><text:span text:style-name="T1">Ro</text:span><text:span text:style-name="T1">om </text:span></text:p>
          </draw:text-box>
        </draw:frame>
        <draw:frame draw:style-name="gr5" draw:text-style-name="P6" draw:layer="layout" svg:width="0.349cm" svg:height="0.34cm" svg:x="1.351cm" svg:y="4.368cm">
          <draw:text-box>
            <text:p text:style-name="P5"><text:span text:style-name="T1">No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Liberation Serif2" svg:font-family="'Liberation Serif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16T10:43:35.920673716</dc:date>
    <meta:editing-duration>PT1M42S</meta:editing-duration>
    <meta:editing-cycles>1</meta:editing-cycles>
    <meta:generator>LibreOffice/5.1.6.2$Linux_X86_64 LibreOffice_project/10m0$Build-2</meta:generator>
    <meta:document-statistic meta:object-count="412"/>
  </office:meta>
</office:document-meta>
</file>